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0.21mm"/>
    </style:style>
    <style:style style:name="co2" style:family="table-column">
      <style:table-column-properties fo:break-before="auto" style:column-width="23.94mm"/>
    </style:style>
    <style:style style:name="co3" style:family="table-column">
      <style:table-column-properties fo:break-before="auto" style:column-width="46.99mm"/>
    </style:style>
    <style:style style:name="co4" style:family="table-column">
      <style:table-column-properties fo:break-before="auto" style:column-width="27.23mm"/>
    </style:style>
    <style:style style:name="co5" style:family="table-column">
      <style:table-column-properties fo:break-before="auto" style:column-width="29.1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ken Detection Time" table:style-name="ta1">
        <table:shapes>
          <draw:frame draw:z-index="0" draw:style-name="gr1" draw:text-style-name="P1" svg:width="159.99mm" svg:height="89.99mm" svg:x="12.01mm" svg:y="107.78mm">
            <draw:object draw:notify-on-update-of-ranges="'Token Detection Time'.M1:'Token Detection Time'.M1 'Token Detection Time'.N1:'Token Detection Time'.S1 'Token Detection Time'.M2:'Token Detection Time'.M2 'Token Detection Time'.N2:'Token Detection Time'.S2 'Token Detection Time'.M3:'Token Detection Time'.M3 'Token Detection Time'.N3:'Token Detection Time'.S3 'Token Detection Time'.M4:'Token Detection Time'.M4 'Token Detection Time'.N4:'Token Detection Time'.S4 'Token Detection Time'.M5:'Token Detection Time'.M5 'Token Detection Time'.N5:'Token Detection Time'.S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74.29mm" svg:y="96.62mm">
            <draw:object draw:notify-on-update-of-ranges="'Token Detection Time'.M13:'Token Detection Time'.M13 'Token Detection Time'.N13:'Token Detection Time'.S13 'Token Detection Time'.M14:'Token Detection Time'.M14 'Token Detection Time'.N14:'Token Detection Time'.S14 'Token Detection Time'.M15:'Token Detection Time'.M15 'Token Detection Time'.N15:'Token Detection Time'.S15 'Token Detection Time'.M16:'Token Detection Time'.M16 'Token Detection Time'.N16:'Token Detection Time'.S16 'Token Detection Time'.M17:'Token Detection Time'.M17 'Token Detection Time'.N17:'Token Detection Time'.S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2" table:default-cell-style-name="Default"/>
        <table:table-column table:style-name="co6" table:number-columns-repeated="10" table:default-cell-style-name="Default"/>
        <table:table-row table:style-name="ro1">
          <table:table-cell office:value-type="string" calcext:value-type="string">
            <text:p>conf</text:p>
          </table:table-cell>
          <table:table-cell office:value-type="string" calcext:value-type="string">
            <text:p><text:s/># of clusters</text:p>
          </table:table-cell>
          <table:table-cell/>
          <table:table-cell office:value-type="string" calcext:value-type="string">
            <text:p><text:s/>1k (found)</text:p>
          </table:table-cell>
          <table:table-cell office:value-type="string" calcext:value-type="string">
            <text:p><text:s/>2k (found)</text:p>
          </table:table-cell>
          <table:table-cell office:value-type="string" calcext:value-type="string">
            <text:p><text:s/>4k (found)</text:p>
          </table:table-cell>
          <table:table-cell office:value-type="string" calcext:value-type="string">
            <text:p><text:s/>8k (found)</text:p>
          </table:table-cell>
          <table:table-cell office:value-type="string" calcext:value-type="string">
            <text:p><text:s/>16k (found)</text:p>
          </table:table-cell>
          <table:table-cell office:value-type="string" calcext:value-type="string">
            <text:p><text:s/>32k (found)</text:p>
          </table:table-cell>
          <table:table-cell/>
          <table:table-cell office:value-type="string" calcext:value-type="string">
            <text:p>conf</text:p>
          </table:table-cell>
          <table:table-cell office:value-type="string" calcext:value-type="string">
            <text:p><text:s/># of clusters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32k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nfixedkey + Perkeyword</text:p>
          </table:table-cell>
          <table:table-cell office:value-type="float" office:value="8482.25" calcext:value-type="float">
            <text:p>8482.25</text:p>
          </table:table-cell>
          <table:table-cell office:value-type="float" office:value="10039.57" calcext:value-type="float">
            <text:p>10039.57</text:p>
          </table:table-cell>
          <table:table-cell office:value-type="float" office:value="11300.66" calcext:value-type="float">
            <text:p>11300.66</text:p>
          </table:table-cell>
          <table:table-cell office:value-type="float" office:value="11470.88" calcext:value-type="float">
            <text:p>11470.88</text:p>
          </table:table-cell>
          <table:table-cell office:value-type="float" office:value="14846.84" calcext:value-type="float">
            <text:p>14846.84</text:p>
          </table:table-cell>
          <table:table-cell office:value-type="float" office:value="19083.1" calcext:value-type="float">
            <text:p>19083.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nfixedkey + Perkeyword</text:p>
          </table:table-cell>
          <table:table-cell office:value-type="float" office:value="8482.25" calcext:value-type="float">
            <text:p>8482.25</text:p>
          </table:table-cell>
          <table:table-cell office:value-type="float" office:value="10039.57" calcext:value-type="float">
            <text:p>10039.57</text:p>
          </table:table-cell>
          <table:table-cell office:value-type="float" office:value="11300.66" calcext:value-type="float">
            <text:p>11300.66</text:p>
          </table:table-cell>
          <table:table-cell office:value-type="float" office:value="11470.88" calcext:value-type="float">
            <text:p>11470.88</text:p>
          </table:table-cell>
          <table:table-cell office:value-type="float" office:value="14846.84" calcext:value-type="float">
            <text:p>14846.84</text:p>
          </table:table-cell>
          <table:table-cell office:value-type="float" office:value="19083.1" calcext:value-type="float">
            <text:p>19083.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nfixedkey + Cluster (2)</text:p>
          </table:table-cell>
          <table:table-cell office:value-type="float" office:value="368281.24" calcext:value-type="float">
            <text:p>368281.24</text:p>
          </table:table-cell>
          <table:table-cell office:value-type="float" office:value="720604.96" calcext:value-type="float">
            <text:p>720604.96</text:p>
          </table:table-cell>
          <table:table-cell office:value-type="float" office:value="1275084.5" calcext:value-type="float">
            <text:p>1275084.5</text:p>
          </table:table-cell>
          <table:table-cell office:value-type="float" office:value="2085047.22" calcext:value-type="float">
            <text:p>2085047.22</text:p>
          </table:table-cell>
          <table:table-cell office:value-type="float" office:value="3852747.16" calcext:value-type="float">
            <text:p>3852747.16</text:p>
          </table:table-cell>
          <table:table-cell office:value-type="float" office:value="8587058.23" calcext:value-type="float">
            <text:p>8587058.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fixedkey + Global</text:p>
          </table:table-cell>
          <table:table-cell office:value-type="float" office:value="707575.31" calcext:value-type="float">
            <text:p>707575.31</text:p>
          </table:table-cell>
          <table:table-cell office:value-type="float" office:value="1328942.3" calcext:value-type="float">
            <text:p>1328942.3</text:p>
          </table:table-cell>
          <table:table-cell office:value-type="float" office:value="2350351.05" calcext:value-type="float">
            <text:p>2350351.05</text:p>
          </table:table-cell>
          <table:table-cell office:value-type="float" office:value="4223590.24" calcext:value-type="float">
            <text:p>4223590.24</text:p>
          </table:table-cell>
          <table:table-cell office:value-type="float" office:value="8744345.19" calcext:value-type="float">
            <text:p>8744345.19</text:p>
          </table:table-cell>
          <table:table-cell office:value-type="float" office:value="22661807.49" calcext:value-type="float">
            <text:p>22661807.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fixedkey + Cluster (4)</text:p>
          </table:table-cell>
          <table:table-cell office:value-type="float" office:value="217798.97" calcext:value-type="float">
            <text:p>217798.97</text:p>
          </table:table-cell>
          <table:table-cell office:value-type="float" office:value="379265.32" calcext:value-type="float">
            <text:p>379265.32</text:p>
          </table:table-cell>
          <table:table-cell office:value-type="float" office:value="670234.29" calcext:value-type="float">
            <text:p>670234.29</text:p>
          </table:table-cell>
          <table:table-cell office:value-type="float" office:value="1098551.34" calcext:value-type="float">
            <text:p>1098551.34</text:p>
          </table:table-cell>
          <table:table-cell office:value-type="float" office:value="2011590.33" calcext:value-type="float">
            <text:p>2011590.33</text:p>
          </table:table-cell>
          <table:table-cell office:value-type="float" office:value="3883652.88" calcext:value-type="float">
            <text:p>3883652.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key + Perkeyword</text:p>
          </table:table-cell>
          <table:table-cell office:value-type="float" office:value="7752.14" calcext:value-type="float">
            <text:p>7752.14</text:p>
          </table:table-cell>
          <table:table-cell office:value-type="float" office:value="7774.22" calcext:value-type="float">
            <text:p>7774.22</text:p>
          </table:table-cell>
          <table:table-cell office:value-type="float" office:value="9107.66" calcext:value-type="float">
            <text:p>9107.66</text:p>
          </table:table-cell>
          <table:table-cell office:value-type="float" office:value="10695.02" calcext:value-type="float">
            <text:p>10695.02</text:p>
          </table:table-cell>
          <table:table-cell office:value-type="float" office:value="12556.37" calcext:value-type="float">
            <text:p>12556.37</text:p>
          </table:table-cell>
          <table:table-cell office:value-type="float" office:value="14417.62" calcext:value-type="float">
            <text:p>14417.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fixedkey + Cluster (6)</text:p>
          </table:table-cell>
          <table:table-cell office:value-type="float" office:value="155857.69" calcext:value-type="float">
            <text:p>155857.69</text:p>
          </table:table-cell>
          <table:table-cell office:value-type="float" office:value="290988.51" calcext:value-type="float">
            <text:p>290988.51</text:p>
          </table:table-cell>
          <table:table-cell office:value-type="float" office:value="454416.89" calcext:value-type="float">
            <text:p>454416.89</text:p>
          </table:table-cell>
          <table:table-cell office:value-type="float" office:value="749725.36" calcext:value-type="float">
            <text:p>749725.36</text:p>
          </table:table-cell>
          <table:table-cell office:value-type="float" office:value="1418453.38" calcext:value-type="float">
            <text:p>1418453.38</text:p>
          </table:table-cell>
          <table:table-cell office:value-type="float" office:value="2609316.94" calcext:value-type="float">
            <text:p>2609316.9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key + Global</text:p>
          </table:table-cell>
          <table:table-cell office:value-type="float" office:value="672630.91" calcext:value-type="float">
            <text:p>672630.91</text:p>
          </table:table-cell>
          <table:table-cell office:value-type="float" office:value="1281732.51" calcext:value-type="float">
            <text:p>1281732.51</text:p>
          </table:table-cell>
          <table:table-cell office:value-type="float" office:value="2159423.94" calcext:value-type="float">
            <text:p>2159423.94</text:p>
          </table:table-cell>
          <table:table-cell office:value-type="float" office:value="3830969.19" calcext:value-type="float">
            <text:p>3830969.19</text:p>
          </table:table-cell>
          <table:table-cell office:value-type="float" office:value="8677987.91" calcext:value-type="float">
            <text:p>8677987.91</text:p>
          </table:table-cell>
          <table:table-cell office:value-type="float" office:value="21311386.06" calcext:value-type="float">
            <text:p>21311386.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fixedkey + Global</text:p>
          </table:table-cell>
          <table:table-cell office:value-type="float" office:value="707575.31" calcext:value-type="float">
            <text:p>707575.31</text:p>
          </table:table-cell>
          <table:table-cell office:value-type="float" office:value="1328942.3" calcext:value-type="float">
            <text:p>1328942.3</text:p>
          </table:table-cell>
          <table:table-cell office:value-type="float" office:value="2350351.05" calcext:value-type="float">
            <text:p>2350351.05</text:p>
          </table:table-cell>
          <table:table-cell office:value-type="float" office:value="4223590.24" calcext:value-type="float">
            <text:p>4223590.24</text:p>
          </table:table-cell>
          <table:table-cell office:value-type="float" office:value="8744345.19" calcext:value-type="float">
            <text:p>8744345.19</text:p>
          </table:table-cell>
          <table:table-cell office:value-type="float" office:value="22661807.49" calcext:value-type="float">
            <text:p>22661807.49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key + Perkeyword</text:p>
          </table:table-cell>
          <table:table-cell office:value-type="float" office:value="7752.14" calcext:value-type="float">
            <text:p>7752.14</text:p>
          </table:table-cell>
          <table:table-cell office:value-type="float" office:value="7774.22" calcext:value-type="float">
            <text:p>7774.22</text:p>
          </table:table-cell>
          <table:table-cell office:value-type="float" office:value="9107.66" calcext:value-type="float">
            <text:p>9107.66</text:p>
          </table:table-cell>
          <table:table-cell office:value-type="float" office:value="10695.02" calcext:value-type="float">
            <text:p>10695.02</text:p>
          </table:table-cell>
          <table:table-cell office:value-type="float" office:value="12556.37" calcext:value-type="float">
            <text:p>12556.37</text:p>
          </table:table-cell>
          <table:table-cell office:value-type="float" office:value="14417.62" calcext:value-type="float">
            <text:p>14417.6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edkey + Cluster (2)</text:p>
          </table:table-cell>
          <table:table-cell office:value-type="float" office:value="345910.07" calcext:value-type="float">
            <text:p>345910.07</text:p>
          </table:table-cell>
          <table:table-cell office:value-type="float" office:value="651301.14" calcext:value-type="float">
            <text:p>651301.14</text:p>
          </table:table-cell>
          <table:table-cell office:value-type="float" office:value="1202757.32" calcext:value-type="float">
            <text:p>1202757.32</text:p>
          </table:table-cell>
          <table:table-cell office:value-type="float" office:value="1997360.34" calcext:value-type="float">
            <text:p>1997360.34</text:p>
          </table:table-cell>
          <table:table-cell office:value-type="float" office:value="3705752.73" calcext:value-type="float">
            <text:p>3705752.73</text:p>
          </table:table-cell>
          <table:table-cell office:value-type="float" office:value="8357818.08" calcext:value-type="float">
            <text:p>8357818.08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key + Cluster (4)</text:p>
          </table:table-cell>
          <table:table-cell office:value-type="float" office:value="202898.76" calcext:value-type="float">
            <text:p>202898.76</text:p>
          </table:table-cell>
          <table:table-cell office:value-type="float" office:value="345971.39" calcext:value-type="float">
            <text:p>345971.39</text:p>
          </table:table-cell>
          <table:table-cell office:value-type="float" office:value="615068.7" calcext:value-type="float">
            <text:p>615068.7</text:p>
          </table:table-cell>
          <table:table-cell office:value-type="float" office:value="1070390.1" calcext:value-type="float">
            <text:p>1070390.1</text:p>
          </table:table-cell>
          <table:table-cell office:value-type="float" office:value="1957990.86" calcext:value-type="float">
            <text:p>1957990.86</text:p>
          </table:table-cell>
          <table:table-cell office:value-type="float" office:value="3651093.79" calcext:value-type="float">
            <text:p>3651093.79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key + Cluster (6)</text:p>
          </table:table-cell>
          <table:table-cell office:value-type="float" office:value="137904.7" calcext:value-type="float">
            <text:p>137904.7</text:p>
          </table:table-cell>
          <table:table-cell office:value-type="float" office:value="229284.09" calcext:value-type="float">
            <text:p>229284.09</text:p>
          </table:table-cell>
          <table:table-cell office:value-type="float" office:value="430586.25" calcext:value-type="float">
            <text:p>430586.25</text:p>
          </table:table-cell>
          <table:table-cell office:value-type="float" office:value="682615.13" calcext:value-type="float">
            <text:p>682615.13</text:p>
          </table:table-cell>
          <table:table-cell office:value-type="float" office:value="1298360.96" calcext:value-type="float">
            <text:p>1298360.96</text:p>
          </table:table-cell>
          <table:table-cell office:value-type="float" office:value="2417160.88" calcext:value-type="float">
            <text:p>2417160.88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key + Global</text:p>
          </table:table-cell>
          <table:table-cell office:value-type="float" office:value="672630.91" calcext:value-type="float">
            <text:p>672630.91</text:p>
          </table:table-cell>
          <table:table-cell office:value-type="float" office:value="1281732.51" calcext:value-type="float">
            <text:p>1281732.51</text:p>
          </table:table-cell>
          <table:table-cell office:value-type="float" office:value="2159423.94" calcext:value-type="float">
            <text:p>2159423.94</text:p>
          </table:table-cell>
          <table:table-cell office:value-type="float" office:value="3830969.19" calcext:value-type="float">
            <text:p>3830969.19</text:p>
          </table:table-cell>
          <table:table-cell office:value-type="float" office:value="8677987.91" calcext:value-type="float">
            <text:p>8677987.91</text:p>
          </table:table-cell>
          <table:table-cell office:value-type="float" office:value="21311386.06" calcext:value-type="float">
            <text:p>21311386.06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onf</text:p>
          </table:table-cell>
          <table:table-cell office:value-type="string" calcext:value-type="string">
            <text:p><text:s/># of clusters</text:p>
          </table:table-cell>
          <table:table-cell/>
          <table:table-cell office:value-type="string" calcext:value-type="string">
            <text:p><text:s/>1k (not found)</text:p>
          </table:table-cell>
          <table:table-cell office:value-type="string" calcext:value-type="string">
            <text:p><text:s/>2k (not found)</text:p>
          </table:table-cell>
          <table:table-cell office:value-type="string" calcext:value-type="string">
            <text:p><text:s/>4k (not found)</text:p>
          </table:table-cell>
          <table:table-cell office:value-type="string" calcext:value-type="string">
            <text:p><text:s/>8k (not found)</text:p>
          </table:table-cell>
          <table:table-cell office:value-type="string" calcext:value-type="string">
            <text:p><text:s/>16k (not found)</text:p>
          </table:table-cell>
          <table:table-cell office:value-type="string" calcext:value-type="string">
            <text:p><text:s/>32k (not found)</text:p>
          </table:table-cell>
          <table:table-cell/>
          <table:table-cell office:value-type="string" calcext:value-type="string">
            <text:p>conf</text:p>
          </table:table-cell>
          <table:table-cell office:value-type="string" calcext:value-type="string">
            <text:p><text:s/># of clusters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32k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nfixedkey + Perkeyword</text:p>
          </table:table-cell>
          <table:table-cell office:value-type="float" office:value="1452.75" calcext:value-type="float">
            <text:p>1452.75</text:p>
          </table:table-cell>
          <table:table-cell office:value-type="float" office:value="1879.9" calcext:value-type="float">
            <text:p>1879.9</text:p>
          </table:table-cell>
          <table:table-cell office:value-type="float" office:value="2153.48" calcext:value-type="float">
            <text:p>2153.48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2939.39" calcext:value-type="float">
            <text:p>2939.39</text:p>
          </table:table-cell>
          <table:table-cell office:value-type="float" office:value="3366.64" calcext:value-type="float">
            <text:p>3366.6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nfixedkey + Perkeyword</text:p>
          </table:table-cell>
          <table:table-cell office:value-type="float" office:value="1452.75" calcext:value-type="float">
            <text:p>1452.75</text:p>
          </table:table-cell>
          <table:table-cell office:value-type="float" office:value="1879.9" calcext:value-type="float">
            <text:p>1879.9</text:p>
          </table:table-cell>
          <table:table-cell office:value-type="float" office:value="2153.48" calcext:value-type="float">
            <text:p>2153.48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2939.39" calcext:value-type="float">
            <text:p>2939.39</text:p>
          </table:table-cell>
          <table:table-cell office:value-type="float" office:value="3366.64" calcext:value-type="float">
            <text:p>3366.6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nfixedkey + Cluster (2)</text:p>
          </table:table-cell>
          <table:table-cell office:value-type="float" office:value="295428.86" calcext:value-type="float">
            <text:p>295428.86</text:p>
          </table:table-cell>
          <table:table-cell office:value-type="float" office:value="547136.15" calcext:value-type="float">
            <text:p>547136.15</text:p>
          </table:table-cell>
          <table:table-cell office:value-type="float" office:value="971531.63" calcext:value-type="float">
            <text:p>971531.63</text:p>
          </table:table-cell>
          <table:table-cell office:value-type="float" office:value="1720822.94" calcext:value-type="float">
            <text:p>1720822.94</text:p>
          </table:table-cell>
          <table:table-cell office:value-type="float" office:value="3621560.24" calcext:value-type="float">
            <text:p>3621560.24</text:p>
          </table:table-cell>
          <table:table-cell office:value-type="float" office:value="7944651.28" calcext:value-type="float">
            <text:p>7944651.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fixedkey + Global</text:p>
          </table:table-cell>
          <table:table-cell office:value-type="float" office:value="585353.69" calcext:value-type="float">
            <text:p>585353.69</text:p>
          </table:table-cell>
          <table:table-cell office:value-type="float" office:value="1019234.81" calcext:value-type="float">
            <text:p>1019234.81</text:p>
          </table:table-cell>
          <table:table-cell office:value-type="float" office:value="2004343.05" calcext:value-type="float">
            <text:p>2004343.05</text:p>
          </table:table-cell>
          <table:table-cell office:value-type="float" office:value="4149401.11" calcext:value-type="float">
            <text:p>4149401.11</text:p>
          </table:table-cell>
          <table:table-cell office:value-type="float" office:value="8309627.28" calcext:value-type="float">
            <text:p>8309627.28</text:p>
          </table:table-cell>
          <table:table-cell office:value-type="float" office:value="21793559.7" calcext:value-type="float">
            <text:p>21793559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fixedkey + Cluster (4)</text:p>
          </table:table-cell>
          <table:table-cell office:value-type="float" office:value="152565.14" calcext:value-type="float">
            <text:p>152565.14</text:p>
          </table:table-cell>
          <table:table-cell office:value-type="float" office:value="289491.27" calcext:value-type="float">
            <text:p>289491.27</text:p>
          </table:table-cell>
          <table:table-cell office:value-type="float" office:value="537732.71" calcext:value-type="float">
            <text:p>537732.71</text:p>
          </table:table-cell>
          <table:table-cell office:value-type="float" office:value="862339.76" calcext:value-type="float">
            <text:p>862339.76</text:p>
          </table:table-cell>
          <table:table-cell office:value-type="float" office:value="1696136.73" calcext:value-type="float">
            <text:p>1696136.73</text:p>
          </table:table-cell>
          <table:table-cell office:value-type="float" office:value="3604457.86" calcext:value-type="float">
            <text:p>3604457.8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key + Perkeyword</text:p>
          </table:table-cell>
          <table:table-cell office:value-type="float" office:value="1386.98" calcext:value-type="float">
            <text:p>1386.98</text:p>
          </table:table-cell>
          <table:table-cell office:value-type="float" office:value="1752.26" calcext:value-type="float">
            <text:p>1752.26</text:p>
          </table:table-cell>
          <table:table-cell office:value-type="float" office:value="2013.89" calcext:value-type="float">
            <text:p>2013.89</text:p>
          </table:table-cell>
          <table:table-cell office:value-type="float" office:value="2224.3" calcext:value-type="float">
            <text:p>2224.3</text:p>
          </table:table-cell>
          <table:table-cell office:value-type="float" office:value="2667.03" calcext:value-type="float">
            <text:p>2667.03</text:p>
          </table:table-cell>
          <table:table-cell office:value-type="float" office:value="3320.16" calcext:value-type="float">
            <text:p>3320.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fixedkey + Cluster (6)</text:p>
          </table:table-cell>
          <table:table-cell office:value-type="float" office:value="106545.49" calcext:value-type="float">
            <text:p>106545.49</text:p>
          </table:table-cell>
          <table:table-cell office:value-type="float" office:value="185975.91" calcext:value-type="float">
            <text:p>185975.91</text:p>
          </table:table-cell>
          <table:table-cell office:value-type="float" office:value="360756.53" calcext:value-type="float">
            <text:p>360756.53</text:p>
          </table:table-cell>
          <table:table-cell office:value-type="float" office:value="618670.79" calcext:value-type="float">
            <text:p>618670.79</text:p>
          </table:table-cell>
          <table:table-cell office:value-type="float" office:value="1121650.35" calcext:value-type="float">
            <text:p>1121650.35</text:p>
          </table:table-cell>
          <table:table-cell office:value-type="float" office:value="2326046.8" calcext:value-type="float">
            <text:p>2326046.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key + Global</text:p>
          </table:table-cell>
          <table:table-cell office:value-type="float" office:value="542222.7" calcext:value-type="float">
            <text:p>542222.7</text:p>
          </table:table-cell>
          <table:table-cell office:value-type="float" office:value="945947.35" calcext:value-type="float">
            <text:p>945947.35</text:p>
          </table:table-cell>
          <table:table-cell office:value-type="float" office:value="1917182.58" calcext:value-type="float">
            <text:p>1917182.58</text:p>
          </table:table-cell>
          <table:table-cell office:value-type="float" office:value="3516015.33" calcext:value-type="float">
            <text:p>3516015.33</text:p>
          </table:table-cell>
          <table:table-cell office:value-type="float" office:value="7884914.01" calcext:value-type="float">
            <text:p>7884914.01</text:p>
          </table:table-cell>
          <table:table-cell office:value-type="float" office:value="20399294" calcext:value-type="float">
            <text:p>203992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fixedkey + Global</text:p>
          </table:table-cell>
          <table:table-cell office:value-type="float" office:value="585353.69" calcext:value-type="float">
            <text:p>585353.69</text:p>
          </table:table-cell>
          <table:table-cell office:value-type="float" office:value="1019234.81" calcext:value-type="float">
            <text:p>1019234.81</text:p>
          </table:table-cell>
          <table:table-cell office:value-type="float" office:value="2004343.05" calcext:value-type="float">
            <text:p>2004343.05</text:p>
          </table:table-cell>
          <table:table-cell office:value-type="float" office:value="4149401.11" calcext:value-type="float">
            <text:p>4149401.11</text:p>
          </table:table-cell>
          <table:table-cell office:value-type="float" office:value="8309627.28" calcext:value-type="float">
            <text:p>8309627.28</text:p>
          </table:table-cell>
          <table:table-cell office:value-type="float" office:value="21793559.7" calcext:value-type="float">
            <text:p>21793559.7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key + Perkeyword</text:p>
          </table:table-cell>
          <table:table-cell office:value-type="float" office:value="1386.98" calcext:value-type="float">
            <text:p>1386.98</text:p>
          </table:table-cell>
          <table:table-cell office:value-type="float" office:value="1752.26" calcext:value-type="float">
            <text:p>1752.26</text:p>
          </table:table-cell>
          <table:table-cell office:value-type="float" office:value="2013.89" calcext:value-type="float">
            <text:p>2013.89</text:p>
          </table:table-cell>
          <table:table-cell office:value-type="float" office:value="2224.3" calcext:value-type="float">
            <text:p>2224.3</text:p>
          </table:table-cell>
          <table:table-cell office:value-type="float" office:value="2667.03" calcext:value-type="float">
            <text:p>2667.03</text:p>
          </table:table-cell>
          <table:table-cell office:value-type="float" office:value="3320.16" calcext:value-type="float">
            <text:p>3320.16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edkey + Cluster (2)</text:p>
          </table:table-cell>
          <table:table-cell office:value-type="float" office:value="272171.34" calcext:value-type="float">
            <text:p>272171.34</text:p>
          </table:table-cell>
          <table:table-cell office:value-type="float" office:value="516779.17" calcext:value-type="float">
            <text:p>516779.17</text:p>
          </table:table-cell>
          <table:table-cell office:value-type="float" office:value="961798.74" calcext:value-type="float">
            <text:p>961798.74</text:p>
          </table:table-cell>
          <table:table-cell office:value-type="float" office:value="1650275.05" calcext:value-type="float">
            <text:p>1650275.05</text:p>
          </table:table-cell>
          <table:table-cell office:value-type="float" office:value="3360106.53" calcext:value-type="float">
            <text:p>3360106.53</text:p>
          </table:table-cell>
          <table:table-cell office:value-type="float" office:value="7381267.6" calcext:value-type="float">
            <text:p>7381267.6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key + Cluster (4)</text:p>
          </table:table-cell>
          <table:table-cell office:value-type="float" office:value="135057.87" calcext:value-type="float">
            <text:p>135057.87</text:p>
          </table:table-cell>
          <table:table-cell office:value-type="float" office:value="251428.63" calcext:value-type="float">
            <text:p>251428.63</text:p>
          </table:table-cell>
          <table:table-cell office:value-type="float" office:value="497700.12" calcext:value-type="float">
            <text:p>497700.12</text:p>
          </table:table-cell>
          <table:table-cell office:value-type="float" office:value="784328.16" calcext:value-type="float">
            <text:p>784328.16</text:p>
          </table:table-cell>
          <table:table-cell office:value-type="float" office:value="1637604.13" calcext:value-type="float">
            <text:p>1637604.13</text:p>
          </table:table-cell>
          <table:table-cell office:value-type="float" office:value="3296644.32" calcext:value-type="float">
            <text:p>3296644.3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key + Cluster (6)</text:p>
          </table:table-cell>
          <table:table-cell office:value-type="float" office:value="92126.74" calcext:value-type="float">
            <text:p>92126.74</text:p>
          </table:table-cell>
          <table:table-cell office:value-type="float" office:value="159122.62" calcext:value-type="float">
            <text:p>159122.62</text:p>
          </table:table-cell>
          <table:table-cell office:value-type="float" office:value="328819.95" calcext:value-type="float">
            <text:p>328819.95</text:p>
          </table:table-cell>
          <table:table-cell office:value-type="float" office:value="545580.64" calcext:value-type="float">
            <text:p>545580.64</text:p>
          </table:table-cell>
          <table:table-cell office:value-type="float" office:value="1108668.69" calcext:value-type="float">
            <text:p>1108668.69</text:p>
          </table:table-cell>
          <table:table-cell office:value-type="float" office:value="2069500.06" calcext:value-type="float">
            <text:p>2069500.06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key + Global</text:p>
          </table:table-cell>
          <table:table-cell office:value-type="float" office:value="542222.7" calcext:value-type="float">
            <text:p>542222.7</text:p>
          </table:table-cell>
          <table:table-cell office:value-type="float" office:value="945947.35" calcext:value-type="float">
            <text:p>945947.35</text:p>
          </table:table-cell>
          <table:table-cell office:value-type="float" office:value="1917182.58" calcext:value-type="float">
            <text:p>1917182.58</text:p>
          </table:table-cell>
          <table:table-cell office:value-type="float" office:value="3516015.33" calcext:value-type="float">
            <text:p>3516015.33</text:p>
          </table:table-cell>
          <table:table-cell office:value-type="float" office:value="7884914.01" calcext:value-type="float">
            <text:p>7884914.01</text:p>
          </table:table-cell>
          <table:table-cell office:value-type="float" office:value="20399294" calcext:value-type="float">
            <text:p>20399294</text:p>
          </table:table-cell>
          <table:table-cell table:number-columns-repeated="10"/>
        </table:table-row>
      </table:table>
      <table:table table:name="Cluster" table:style-name="ta1">
        <table:shapes>
          <draw:frame draw:z-index="0" draw:style-name="gr1" draw:text-style-name="P1" svg:width="159.99mm" svg:height="89.99mm" svg:x="241.79mm" svg:y="64.76mm">
            <draw:object draw:notify-on-update-of-ranges="Cluster.K1:Cluster.K1 Cluster.L1:Cluster.Q1 Cluster.K2:Cluster.K2 Cluster.L2:Cluster.Q2 Cluster.K3:Cluster.K3 Cluster.L3:Cluster.Q3 Cluster.K4:Cluster.K4 Cluster.L4:Cluster.Q4 Cluster.K5:Cluster.K5 Cluster.L5:Cluster.Q5 Cluster.K6:Cluster.K6 Cluster.L6:Cluster.Q6 Cluster.K7:Cluster.K7 Cluster.L7:Cluster.Q7 Cluster.K8:Cluster.K8 Cluster.L8:Cluster.Q8 Cluster.K9:Cluster.K9 Cluster.L9:Cluster.Q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6" table:number-columns-repeated="10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conf</text:p>
          </table:table-cell>
          <table:table-cell office:value-type="string" calcext:value-type="string">
            <text:p><text:s/># of clusters</text:p>
          </table:table-cell>
          <table:table-cell/>
          <table:table-cell office:value-type="string" calcext:value-type="string">
            <text:p><text:s/>1k (found)</text:p>
          </table:table-cell>
          <table:table-cell office:value-type="string" calcext:value-type="string">
            <text:p><text:s/>2k (found)</text:p>
          </table:table-cell>
          <table:table-cell office:value-type="string" calcext:value-type="string">
            <text:p><text:s/>4k (found)</text:p>
          </table:table-cell>
          <table:table-cell office:value-type="string" calcext:value-type="string">
            <text:p><text:s/>8k (found)</text:p>
          </table:table-cell>
          <table:table-cell office:value-type="string" calcext:value-type="string">
            <text:p><text:s/>16k (found)</text:p>
          </table:table-cell>
          <table:table-cell office:value-type="string" calcext:value-type="string">
            <text:p><text:s/>32k (found)</text:p>
          </table:table-cell>
          <table:table-cell table:number-columns-repeated="2"/>
          <table:table-cell office:value-type="string" calcext:value-type="string">
            <text:p>1k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32k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nfixedkey + Perkeyword</text:p>
          </table:table-cell>
          <table:table-cell office:value-type="float" office:value="8482.25" calcext:value-type="float">
            <text:p>8482.25</text:p>
          </table:table-cell>
          <table:table-cell office:value-type="float" office:value="10039.57" calcext:value-type="float">
            <text:p>10039.57</text:p>
          </table:table-cell>
          <table:table-cell office:value-type="float" office:value="11300.66" calcext:value-type="float">
            <text:p>11300.66</text:p>
          </table:table-cell>
          <table:table-cell office:value-type="float" office:value="11470.88" calcext:value-type="float">
            <text:p>11470.88</text:p>
          </table:table-cell>
          <table:table-cell office:value-type="float" office:value="14846.84" calcext:value-type="float">
            <text:p>14846.84</text:p>
          </table:table-cell>
          <table:table-cell office:value-type="float" office:value="19083.1" calcext:value-type="float">
            <text:p>19083.1</text:p>
          </table:table-cell>
          <table:table-cell/>
          <table:table-cell office:value-type="string" calcext:value-type="string">
            <text:p>Nonfixedkey + Global</text:p>
          </table:table-cell>
          <table:table-cell office:value-type="float" office:value="707575.31" calcext:value-type="float">
            <text:p>707575.31</text:p>
          </table:table-cell>
          <table:table-cell office:value-type="float" office:value="1328942.3" calcext:value-type="float">
            <text:p>1328942.3</text:p>
          </table:table-cell>
          <table:table-cell office:value-type="float" office:value="2350351.05" calcext:value-type="float">
            <text:p>2350351.05</text:p>
          </table:table-cell>
          <table:table-cell office:value-type="float" office:value="4223590.24" calcext:value-type="float">
            <text:p>4223590.24</text:p>
          </table:table-cell>
          <table:table-cell office:value-type="float" office:value="8744345.19" calcext:value-type="float">
            <text:p>8744345.19</text:p>
          </table:table-cell>
          <table:table-cell office:value-type="float" office:value="22661807.49" calcext:value-type="float">
            <text:p>22661807.4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nfixedkey + Cluster (2)</text:p>
          </table:table-cell>
          <table:table-cell office:value-type="float" office:value="368281.24" calcext:value-type="float">
            <text:p>368281.24</text:p>
          </table:table-cell>
          <table:table-cell office:value-type="float" office:value="720604.96" calcext:value-type="float">
            <text:p>720604.96</text:p>
          </table:table-cell>
          <table:table-cell office:value-type="float" office:value="1275084.5" calcext:value-type="float">
            <text:p>1275084.5</text:p>
          </table:table-cell>
          <table:table-cell office:value-type="float" office:value="2085047.22" calcext:value-type="float">
            <text:p>2085047.22</text:p>
          </table:table-cell>
          <table:table-cell office:value-type="float" office:value="3852747.16" calcext:value-type="float">
            <text:p>3852747.16</text:p>
          </table:table-cell>
          <table:table-cell office:value-type="float" office:value="8587058.23" calcext:value-type="float">
            <text:p>8587058.23</text:p>
          </table:table-cell>
          <table:table-cell/>
          <table:table-cell office:value-type="string" calcext:value-type="string">
            <text:p>Nonfixedkey + Cluster (2)</text:p>
          </table:table-cell>
          <table:table-cell office:value-type="float" office:value="368281.24" calcext:value-type="float">
            <text:p>368281.24</text:p>
          </table:table-cell>
          <table:table-cell office:value-type="float" office:value="720604.96" calcext:value-type="float">
            <text:p>720604.96</text:p>
          </table:table-cell>
          <table:table-cell office:value-type="float" office:value="1275084.5" calcext:value-type="float">
            <text:p>1275084.5</text:p>
          </table:table-cell>
          <table:table-cell office:value-type="float" office:value="2085047.22" calcext:value-type="float">
            <text:p>2085047.22</text:p>
          </table:table-cell>
          <table:table-cell office:value-type="float" office:value="3852747.16" calcext:value-type="float">
            <text:p>3852747.16</text:p>
          </table:table-cell>
          <table:table-cell office:value-type="float" office:value="8587058.23" calcext:value-type="float">
            <text:p>8587058.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fixedkey + Cluster (4)</text:p>
          </table:table-cell>
          <table:table-cell office:value-type="float" office:value="217798.97" calcext:value-type="float">
            <text:p>217798.97</text:p>
          </table:table-cell>
          <table:table-cell office:value-type="float" office:value="379265.32" calcext:value-type="float">
            <text:p>379265.32</text:p>
          </table:table-cell>
          <table:table-cell office:value-type="float" office:value="670234.29" calcext:value-type="float">
            <text:p>670234.29</text:p>
          </table:table-cell>
          <table:table-cell office:value-type="float" office:value="1098551.34" calcext:value-type="float">
            <text:p>1098551.34</text:p>
          </table:table-cell>
          <table:table-cell office:value-type="float" office:value="2011590.33" calcext:value-type="float">
            <text:p>2011590.33</text:p>
          </table:table-cell>
          <table:table-cell office:value-type="float" office:value="3883652.88" calcext:value-type="float">
            <text:p>3883652.88</text:p>
          </table:table-cell>
          <table:table-cell/>
          <table:table-cell office:value-type="string" calcext:value-type="string">
            <text:p>Nonfixedkey + Cluster (4)</text:p>
          </table:table-cell>
          <table:table-cell office:value-type="float" office:value="217798.97" calcext:value-type="float">
            <text:p>217798.97</text:p>
          </table:table-cell>
          <table:table-cell office:value-type="float" office:value="379265.32" calcext:value-type="float">
            <text:p>379265.32</text:p>
          </table:table-cell>
          <table:table-cell office:value-type="float" office:value="670234.29" calcext:value-type="float">
            <text:p>670234.29</text:p>
          </table:table-cell>
          <table:table-cell office:value-type="float" office:value="1098551.34" calcext:value-type="float">
            <text:p>1098551.34</text:p>
          </table:table-cell>
          <table:table-cell office:value-type="float" office:value="2011590.33" calcext:value-type="float">
            <text:p>2011590.33</text:p>
          </table:table-cell>
          <table:table-cell office:value-type="float" office:value="3883652.88" calcext:value-type="float">
            <text:p>3883652.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fixedkey + Cluster (6)</text:p>
          </table:table-cell>
          <table:table-cell office:value-type="float" office:value="155857.69" calcext:value-type="float">
            <text:p>155857.69</text:p>
          </table:table-cell>
          <table:table-cell office:value-type="float" office:value="290988.51" calcext:value-type="float">
            <text:p>290988.51</text:p>
          </table:table-cell>
          <table:table-cell office:value-type="float" office:value="454416.89" calcext:value-type="float">
            <text:p>454416.89</text:p>
          </table:table-cell>
          <table:table-cell office:value-type="float" office:value="749725.36" calcext:value-type="float">
            <text:p>749725.36</text:p>
          </table:table-cell>
          <table:table-cell office:value-type="float" office:value="1418453.38" calcext:value-type="float">
            <text:p>1418453.38</text:p>
          </table:table-cell>
          <table:table-cell office:value-type="float" office:value="2609316.94" calcext:value-type="float">
            <text:p>2609316.94</text:p>
          </table:table-cell>
          <table:table-cell/>
          <table:table-cell office:value-type="string" calcext:value-type="string">
            <text:p>Nonfixedkey + Cluster (6)</text:p>
          </table:table-cell>
          <table:table-cell office:value-type="float" office:value="155857.69" calcext:value-type="float">
            <text:p>155857.69</text:p>
          </table:table-cell>
          <table:table-cell office:value-type="float" office:value="290988.51" calcext:value-type="float">
            <text:p>290988.51</text:p>
          </table:table-cell>
          <table:table-cell office:value-type="float" office:value="454416.89" calcext:value-type="float">
            <text:p>454416.89</text:p>
          </table:table-cell>
          <table:table-cell office:value-type="float" office:value="749725.36" calcext:value-type="float">
            <text:p>749725.36</text:p>
          </table:table-cell>
          <table:table-cell office:value-type="float" office:value="1418453.38" calcext:value-type="float">
            <text:p>1418453.38</text:p>
          </table:table-cell>
          <table:table-cell office:value-type="float" office:value="2609316.94" calcext:value-type="float">
            <text:p>2609316.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fixedkey + Global</text:p>
          </table:table-cell>
          <table:table-cell office:value-type="float" office:value="707575.31" calcext:value-type="float">
            <text:p>707575.31</text:p>
          </table:table-cell>
          <table:table-cell office:value-type="float" office:value="1328942.3" calcext:value-type="float">
            <text:p>1328942.3</text:p>
          </table:table-cell>
          <table:table-cell office:value-type="float" office:value="2350351.05" calcext:value-type="float">
            <text:p>2350351.05</text:p>
          </table:table-cell>
          <table:table-cell office:value-type="float" office:value="4223590.24" calcext:value-type="float">
            <text:p>4223590.24</text:p>
          </table:table-cell>
          <table:table-cell office:value-type="float" office:value="8744345.19" calcext:value-type="float">
            <text:p>8744345.19</text:p>
          </table:table-cell>
          <table:table-cell office:value-type="float" office:value="22661807.49" calcext:value-type="float">
            <text:p>22661807.49</text:p>
          </table:table-cell>
          <table:table-cell/>
          <table:table-cell office:value-type="string" calcext:value-type="string">
            <text:p>Fixedkey + Global</text:p>
          </table:table-cell>
          <table:table-cell office:value-type="float" office:value="672630.91" calcext:value-type="float">
            <text:p>672630.91</text:p>
          </table:table-cell>
          <table:table-cell office:value-type="float" office:value="1281732.51" calcext:value-type="float">
            <text:p>1281732.51</text:p>
          </table:table-cell>
          <table:table-cell office:value-type="float" office:value="2159423.94" calcext:value-type="float">
            <text:p>2159423.94</text:p>
          </table:table-cell>
          <table:table-cell office:value-type="float" office:value="3830969.19" calcext:value-type="float">
            <text:p>3830969.19</text:p>
          </table:table-cell>
          <table:table-cell office:value-type="float" office:value="8677987.91" calcext:value-type="float">
            <text:p>8677987.91</text:p>
          </table:table-cell>
          <table:table-cell office:value-type="float" office:value="21311386.06" calcext:value-type="float">
            <text:p>21311386.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key + Perkeyword</text:p>
          </table:table-cell>
          <table:table-cell office:value-type="float" office:value="7752.14" calcext:value-type="float">
            <text:p>7752.14</text:p>
          </table:table-cell>
          <table:table-cell office:value-type="float" office:value="7774.22" calcext:value-type="float">
            <text:p>7774.22</text:p>
          </table:table-cell>
          <table:table-cell office:value-type="float" office:value="9107.66" calcext:value-type="float">
            <text:p>9107.66</text:p>
          </table:table-cell>
          <table:table-cell office:value-type="float" office:value="10695.02" calcext:value-type="float">
            <text:p>10695.02</text:p>
          </table:table-cell>
          <table:table-cell office:value-type="float" office:value="12556.37" calcext:value-type="float">
            <text:p>12556.37</text:p>
          </table:table-cell>
          <table:table-cell office:value-type="float" office:value="14417.62" calcext:value-type="float">
            <text:p>14417.62</text:p>
          </table:table-cell>
          <table:table-cell/>
          <table:table-cell office:value-type="string" calcext:value-type="string">
            <text:p>Fixedkey + Cluster (2)</text:p>
          </table:table-cell>
          <table:table-cell office:value-type="float" office:value="345910.07" calcext:value-type="float">
            <text:p>345910.07</text:p>
          </table:table-cell>
          <table:table-cell office:value-type="float" office:value="651301.14" calcext:value-type="float">
            <text:p>651301.14</text:p>
          </table:table-cell>
          <table:table-cell office:value-type="float" office:value="1202757.32" calcext:value-type="float">
            <text:p>1202757.32</text:p>
          </table:table-cell>
          <table:table-cell office:value-type="float" office:value="1997360.34" calcext:value-type="float">
            <text:p>1997360.34</text:p>
          </table:table-cell>
          <table:table-cell office:value-type="float" office:value="3705752.73" calcext:value-type="float">
            <text:p>3705752.73</text:p>
          </table:table-cell>
          <table:table-cell office:value-type="float" office:value="8357818.08" calcext:value-type="float">
            <text:p>8357818.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edkey + Cluster (2)</text:p>
          </table:table-cell>
          <table:table-cell office:value-type="float" office:value="345910.07" calcext:value-type="float">
            <text:p>345910.07</text:p>
          </table:table-cell>
          <table:table-cell office:value-type="float" office:value="651301.14" calcext:value-type="float">
            <text:p>651301.14</text:p>
          </table:table-cell>
          <table:table-cell office:value-type="float" office:value="1202757.32" calcext:value-type="float">
            <text:p>1202757.32</text:p>
          </table:table-cell>
          <table:table-cell office:value-type="float" office:value="1997360.34" calcext:value-type="float">
            <text:p>1997360.34</text:p>
          </table:table-cell>
          <table:table-cell office:value-type="float" office:value="3705752.73" calcext:value-type="float">
            <text:p>3705752.73</text:p>
          </table:table-cell>
          <table:table-cell office:value-type="float" office:value="8357818.08" calcext:value-type="float">
            <text:p>8357818.08</text:p>
          </table:table-cell>
          <table:table-cell/>
          <table:table-cell office:value-type="string" calcext:value-type="string">
            <text:p>Fixedkey + Cluster (4)</text:p>
          </table:table-cell>
          <table:table-cell office:value-type="float" office:value="202898.76" calcext:value-type="float">
            <text:p>202898.76</text:p>
          </table:table-cell>
          <table:table-cell office:value-type="float" office:value="345971.39" calcext:value-type="float">
            <text:p>345971.39</text:p>
          </table:table-cell>
          <table:table-cell office:value-type="float" office:value="615068.7" calcext:value-type="float">
            <text:p>615068.7</text:p>
          </table:table-cell>
          <table:table-cell office:value-type="float" office:value="1070390.1" calcext:value-type="float">
            <text:p>1070390.1</text:p>
          </table:table-cell>
          <table:table-cell office:value-type="float" office:value="1957990.86" calcext:value-type="float">
            <text:p>1957990.86</text:p>
          </table:table-cell>
          <table:table-cell office:value-type="float" office:value="3651093.79" calcext:value-type="float">
            <text:p>3651093.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key + Cluster (4)</text:p>
          </table:table-cell>
          <table:table-cell office:value-type="float" office:value="202898.76" calcext:value-type="float">
            <text:p>202898.76</text:p>
          </table:table-cell>
          <table:table-cell office:value-type="float" office:value="345971.39" calcext:value-type="float">
            <text:p>345971.39</text:p>
          </table:table-cell>
          <table:table-cell office:value-type="float" office:value="615068.7" calcext:value-type="float">
            <text:p>615068.7</text:p>
          </table:table-cell>
          <table:table-cell office:value-type="float" office:value="1070390.1" calcext:value-type="float">
            <text:p>1070390.1</text:p>
          </table:table-cell>
          <table:table-cell office:value-type="float" office:value="1957990.86" calcext:value-type="float">
            <text:p>1957990.86</text:p>
          </table:table-cell>
          <table:table-cell office:value-type="float" office:value="3651093.79" calcext:value-type="float">
            <text:p>3651093.79</text:p>
          </table:table-cell>
          <table:table-cell/>
          <table:table-cell office:value-type="string" calcext:value-type="string">
            <text:p>Fixedkey + Cluster (6)</text:p>
          </table:table-cell>
          <table:table-cell office:value-type="float" office:value="137904.7" calcext:value-type="float">
            <text:p>137904.7</text:p>
          </table:table-cell>
          <table:table-cell office:value-type="float" office:value="229284.09" calcext:value-type="float">
            <text:p>229284.09</text:p>
          </table:table-cell>
          <table:table-cell office:value-type="float" office:value="430586.25" calcext:value-type="float">
            <text:p>430586.25</text:p>
          </table:table-cell>
          <table:table-cell office:value-type="float" office:value="682615.13" calcext:value-type="float">
            <text:p>682615.13</text:p>
          </table:table-cell>
          <table:table-cell office:value-type="float" office:value="1298360.96" calcext:value-type="float">
            <text:p>1298360.96</text:p>
          </table:table-cell>
          <table:table-cell office:value-type="float" office:value="2417160.88" calcext:value-type="float">
            <text:p>2417160.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key + Cluster (6)</text:p>
          </table:table-cell>
          <table:table-cell office:value-type="float" office:value="137904.7" calcext:value-type="float">
            <text:p>137904.7</text:p>
          </table:table-cell>
          <table:table-cell office:value-type="float" office:value="229284.09" calcext:value-type="float">
            <text:p>229284.09</text:p>
          </table:table-cell>
          <table:table-cell office:value-type="float" office:value="430586.25" calcext:value-type="float">
            <text:p>430586.25</text:p>
          </table:table-cell>
          <table:table-cell office:value-type="float" office:value="682615.13" calcext:value-type="float">
            <text:p>682615.13</text:p>
          </table:table-cell>
          <table:table-cell office:value-type="float" office:value="1298360.96" calcext:value-type="float">
            <text:p>1298360.96</text:p>
          </table:table-cell>
          <table:table-cell office:value-type="float" office:value="2417160.88" calcext:value-type="float">
            <text:p>2417160.8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key + Global</text:p>
          </table:table-cell>
          <table:table-cell office:value-type="float" office:value="672630.91" calcext:value-type="float">
            <text:p>672630.91</text:p>
          </table:table-cell>
          <table:table-cell office:value-type="float" office:value="1281732.51" calcext:value-type="float">
            <text:p>1281732.51</text:p>
          </table:table-cell>
          <table:table-cell office:value-type="float" office:value="2159423.94" calcext:value-type="float">
            <text:p>2159423.94</text:p>
          </table:table-cell>
          <table:table-cell office:value-type="float" office:value="3830969.19" calcext:value-type="float">
            <text:p>3830969.19</text:p>
          </table:table-cell>
          <table:table-cell office:value-type="float" office:value="8677987.91" calcext:value-type="float">
            <text:p>8677987.91</text:p>
          </table:table-cell>
          <table:table-cell office:value-type="float" office:value="21311386.06" calcext:value-type="float">
            <text:p>21311386.06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onf</text:p>
          </table:table-cell>
          <table:table-cell office:value-type="string" calcext:value-type="string">
            <text:p><text:s/># of clusters</text:p>
          </table:table-cell>
          <table:table-cell/>
          <table:table-cell office:value-type="string" calcext:value-type="string">
            <text:p><text:s/>1k (not found)</text:p>
          </table:table-cell>
          <table:table-cell office:value-type="string" calcext:value-type="string">
            <text:p><text:s/>2k (not found)</text:p>
          </table:table-cell>
          <table:table-cell office:value-type="string" calcext:value-type="string">
            <text:p><text:s/>4k (not found)</text:p>
          </table:table-cell>
          <table:table-cell office:value-type="string" calcext:value-type="string">
            <text:p><text:s/>8k (not found)</text:p>
          </table:table-cell>
          <table:table-cell office:value-type="string" calcext:value-type="string">
            <text:p><text:s/>16k (not found)</text:p>
          </table:table-cell>
          <table:table-cell office:value-type="string" calcext:value-type="string">
            <text:p><text:s/>32k (not found)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nfixedkey + Perkeyword</text:p>
          </table:table-cell>
          <table:table-cell office:value-type="float" office:value="1452.75" calcext:value-type="float">
            <text:p>1452.75</text:p>
          </table:table-cell>
          <table:table-cell office:value-type="float" office:value="1879.9" calcext:value-type="float">
            <text:p>1879.9</text:p>
          </table:table-cell>
          <table:table-cell office:value-type="float" office:value="2153.48" calcext:value-type="float">
            <text:p>2153.48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2939.39" calcext:value-type="float">
            <text:p>2939.39</text:p>
          </table:table-cell>
          <table:table-cell office:value-type="float" office:value="3366.64" calcext:value-type="float">
            <text:p>3366.6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nfixedkey + Cluster (2)</text:p>
          </table:table-cell>
          <table:table-cell office:value-type="float" office:value="295428.86" calcext:value-type="float">
            <text:p>295428.86</text:p>
          </table:table-cell>
          <table:table-cell office:value-type="float" office:value="547136.15" calcext:value-type="float">
            <text:p>547136.15</text:p>
          </table:table-cell>
          <table:table-cell office:value-type="float" office:value="971531.63" calcext:value-type="float">
            <text:p>971531.63</text:p>
          </table:table-cell>
          <table:table-cell office:value-type="float" office:value="1720822.94" calcext:value-type="float">
            <text:p>1720822.94</text:p>
          </table:table-cell>
          <table:table-cell office:value-type="float" office:value="3621560.24" calcext:value-type="float">
            <text:p>3621560.24</text:p>
          </table:table-cell>
          <table:table-cell office:value-type="float" office:value="7944651.28" calcext:value-type="float">
            <text:p>7944651.2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fixedkey + Cluster (4)</text:p>
          </table:table-cell>
          <table:table-cell office:value-type="float" office:value="152565.14" calcext:value-type="float">
            <text:p>152565.14</text:p>
          </table:table-cell>
          <table:table-cell office:value-type="float" office:value="289491.27" calcext:value-type="float">
            <text:p>289491.27</text:p>
          </table:table-cell>
          <table:table-cell office:value-type="float" office:value="537732.71" calcext:value-type="float">
            <text:p>537732.71</text:p>
          </table:table-cell>
          <table:table-cell office:value-type="float" office:value="862339.76" calcext:value-type="float">
            <text:p>862339.76</text:p>
          </table:table-cell>
          <table:table-cell office:value-type="float" office:value="1696136.73" calcext:value-type="float">
            <text:p>1696136.73</text:p>
          </table:table-cell>
          <table:table-cell office:value-type="float" office:value="3604457.86" calcext:value-type="float">
            <text:p>3604457.8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fixedkey + Cluster (6)</text:p>
          </table:table-cell>
          <table:table-cell office:value-type="float" office:value="106545.49" calcext:value-type="float">
            <text:p>106545.49</text:p>
          </table:table-cell>
          <table:table-cell office:value-type="float" office:value="185975.91" calcext:value-type="float">
            <text:p>185975.91</text:p>
          </table:table-cell>
          <table:table-cell office:value-type="float" office:value="360756.53" calcext:value-type="float">
            <text:p>360756.53</text:p>
          </table:table-cell>
          <table:table-cell office:value-type="float" office:value="618670.79" calcext:value-type="float">
            <text:p>618670.79</text:p>
          </table:table-cell>
          <table:table-cell office:value-type="float" office:value="1121650.35" calcext:value-type="float">
            <text:p>1121650.35</text:p>
          </table:table-cell>
          <table:table-cell office:value-type="float" office:value="2326046.8" calcext:value-type="float">
            <text:p>2326046.8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fixedkey + Global</text:p>
          </table:table-cell>
          <table:table-cell office:value-type="float" office:value="585353.69" calcext:value-type="float">
            <text:p>585353.69</text:p>
          </table:table-cell>
          <table:table-cell office:value-type="float" office:value="1019234.81" calcext:value-type="float">
            <text:p>1019234.81</text:p>
          </table:table-cell>
          <table:table-cell office:value-type="float" office:value="2004343.05" calcext:value-type="float">
            <text:p>2004343.05</text:p>
          </table:table-cell>
          <table:table-cell office:value-type="float" office:value="4149401.11" calcext:value-type="float">
            <text:p>4149401.11</text:p>
          </table:table-cell>
          <table:table-cell office:value-type="float" office:value="8309627.28" calcext:value-type="float">
            <text:p>8309627.28</text:p>
          </table:table-cell>
          <table:table-cell office:value-type="float" office:value="21793559.7" calcext:value-type="float">
            <text:p>21793559.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key + Perkeyword</text:p>
          </table:table-cell>
          <table:table-cell office:value-type="float" office:value="1386.98" calcext:value-type="float">
            <text:p>1386.98</text:p>
          </table:table-cell>
          <table:table-cell office:value-type="float" office:value="1752.26" calcext:value-type="float">
            <text:p>1752.26</text:p>
          </table:table-cell>
          <table:table-cell office:value-type="float" office:value="2013.89" calcext:value-type="float">
            <text:p>2013.89</text:p>
          </table:table-cell>
          <table:table-cell office:value-type="float" office:value="2224.3" calcext:value-type="float">
            <text:p>2224.3</text:p>
          </table:table-cell>
          <table:table-cell office:value-type="float" office:value="2667.03" calcext:value-type="float">
            <text:p>2667.03</text:p>
          </table:table-cell>
          <table:table-cell office:value-type="float" office:value="3320.16" calcext:value-type="float">
            <text:p>3320.1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edkey + Cluster (2)</text:p>
          </table:table-cell>
          <table:table-cell office:value-type="float" office:value="272171.34" calcext:value-type="float">
            <text:p>272171.34</text:p>
          </table:table-cell>
          <table:table-cell office:value-type="float" office:value="516779.17" calcext:value-type="float">
            <text:p>516779.17</text:p>
          </table:table-cell>
          <table:table-cell office:value-type="float" office:value="961798.74" calcext:value-type="float">
            <text:p>961798.74</text:p>
          </table:table-cell>
          <table:table-cell office:value-type="float" office:value="1650275.05" calcext:value-type="float">
            <text:p>1650275.05</text:p>
          </table:table-cell>
          <table:table-cell office:value-type="float" office:value="3360106.53" calcext:value-type="float">
            <text:p>3360106.53</text:p>
          </table:table-cell>
          <table:table-cell office:value-type="float" office:value="7381267.6" calcext:value-type="float">
            <text:p>7381267.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key + Cluster (4)</text:p>
          </table:table-cell>
          <table:table-cell office:value-type="float" office:value="135057.87" calcext:value-type="float">
            <text:p>135057.87</text:p>
          </table:table-cell>
          <table:table-cell office:value-type="float" office:value="251428.63" calcext:value-type="float">
            <text:p>251428.63</text:p>
          </table:table-cell>
          <table:table-cell office:value-type="float" office:value="497700.12" calcext:value-type="float">
            <text:p>497700.12</text:p>
          </table:table-cell>
          <table:table-cell office:value-type="float" office:value="784328.16" calcext:value-type="float">
            <text:p>784328.16</text:p>
          </table:table-cell>
          <table:table-cell office:value-type="float" office:value="1637604.13" calcext:value-type="float">
            <text:p>1637604.13</text:p>
          </table:table-cell>
          <table:table-cell office:value-type="float" office:value="3296644.32" calcext:value-type="float">
            <text:p>3296644.3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key + Cluster (6)</text:p>
          </table:table-cell>
          <table:table-cell office:value-type="float" office:value="92126.74" calcext:value-type="float">
            <text:p>92126.74</text:p>
          </table:table-cell>
          <table:table-cell office:value-type="float" office:value="159122.62" calcext:value-type="float">
            <text:p>159122.62</text:p>
          </table:table-cell>
          <table:table-cell office:value-type="float" office:value="328819.95" calcext:value-type="float">
            <text:p>328819.95</text:p>
          </table:table-cell>
          <table:table-cell office:value-type="float" office:value="545580.64" calcext:value-type="float">
            <text:p>545580.64</text:p>
          </table:table-cell>
          <table:table-cell office:value-type="float" office:value="1108668.69" calcext:value-type="float">
            <text:p>1108668.69</text:p>
          </table:table-cell>
          <table:table-cell office:value-type="float" office:value="2069500.06" calcext:value-type="float">
            <text:p>2069500.0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key + Global</text:p>
          </table:table-cell>
          <table:table-cell office:value-type="float" office:value="542222.7" calcext:value-type="float">
            <text:p>542222.7</text:p>
          </table:table-cell>
          <table:table-cell office:value-type="float" office:value="945947.35" calcext:value-type="float">
            <text:p>945947.35</text:p>
          </table:table-cell>
          <table:table-cell office:value-type="float" office:value="1917182.58" calcext:value-type="float">
            <text:p>1917182.58</text:p>
          </table:table-cell>
          <table:table-cell office:value-type="float" office:value="3516015.33" calcext:value-type="float">
            <text:p>3516015.33</text:p>
          </table:table-cell>
          <table:table-cell office:value-type="float" office:value="7884914.01" calcext:value-type="float">
            <text:p>7884914.01</text:p>
          </table:table-cell>
          <table:table-cell office:value-type="float" office:value="20399294" calcext:value-type="float">
            <text:p>20399294</text:p>
          </table:table-cell>
          <table:table-cell table:number-columns-repeated="8"/>
        </table:table-row>
      </table:table>
      <table:table table:name="Thread" table:style-name="ta1"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conf</text:p>
          </table:table-cell>
          <table:table-cell office:value-type="string" calcext:value-type="string">
            <text:p><text:s/># of clusters</text:p>
          </table:table-cell>
          <table:table-cell/>
          <table:table-cell office:value-type="string" calcext:value-type="string">
            <text:p><text:s/>1k (found)</text:p>
          </table:table-cell>
          <table:table-cell office:value-type="string" calcext:value-type="string">
            <text:p><text:s/>2k (found)</text:p>
          </table:table-cell>
          <table:table-cell office:value-type="string" calcext:value-type="string">
            <text:p><text:s/>4k (found)</text:p>
          </table:table-cell>
          <table:table-cell office:value-type="string" calcext:value-type="string">
            <text:p><text:s/>8k (found)</text:p>
          </table:table-cell>
          <table:table-cell office:value-type="string" calcext:value-type="string">
            <text:p><text:s/>16k (found)</text:p>
          </table:table-cell>
          <table:table-cell office:value-type="string" calcext:value-type="string">
            <text:p><text:s/>32k (found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nfixedkey + Perkeyword</text:p>
          </table:table-cell>
          <table:table-cell office:value-type="float" office:value="8482.25" calcext:value-type="float">
            <text:p>8482.25</text:p>
          </table:table-cell>
          <table:table-cell office:value-type="float" office:value="10039.57" calcext:value-type="float">
            <text:p>10039.57</text:p>
          </table:table-cell>
          <table:table-cell office:value-type="float" office:value="11300.66" calcext:value-type="float">
            <text:p>11300.66</text:p>
          </table:table-cell>
          <table:table-cell office:value-type="float" office:value="11470.88" calcext:value-type="float">
            <text:p>11470.88</text:p>
          </table:table-cell>
          <table:table-cell office:value-type="float" office:value="14846.84" calcext:value-type="float">
            <text:p>14846.84</text:p>
          </table:table-cell>
          <table:table-cell office:value-type="float" office:value="19083.1" calcext:value-type="float">
            <text:p>19083.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nfixedkey + Cluster (2)</text:p>
          </table:table-cell>
          <table:table-cell office:value-type="float" office:value="368281.24" calcext:value-type="float">
            <text:p>368281.24</text:p>
          </table:table-cell>
          <table:table-cell office:value-type="float" office:value="720604.96" calcext:value-type="float">
            <text:p>720604.96</text:p>
          </table:table-cell>
          <table:table-cell office:value-type="float" office:value="1275084.5" calcext:value-type="float">
            <text:p>1275084.5</text:p>
          </table:table-cell>
          <table:table-cell office:value-type="float" office:value="2085047.22" calcext:value-type="float">
            <text:p>2085047.22</text:p>
          </table:table-cell>
          <table:table-cell office:value-type="float" office:value="3852747.16" calcext:value-type="float">
            <text:p>3852747.16</text:p>
          </table:table-cell>
          <table:table-cell office:value-type="float" office:value="8587058.23" calcext:value-type="float">
            <text:p>8587058.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fixedkey + Cluster (4)</text:p>
          </table:table-cell>
          <table:table-cell office:value-type="float" office:value="217798.97" calcext:value-type="float">
            <text:p>217798.97</text:p>
          </table:table-cell>
          <table:table-cell office:value-type="float" office:value="379265.32" calcext:value-type="float">
            <text:p>379265.32</text:p>
          </table:table-cell>
          <table:table-cell office:value-type="float" office:value="670234.29" calcext:value-type="float">
            <text:p>670234.29</text:p>
          </table:table-cell>
          <table:table-cell office:value-type="float" office:value="1098551.34" calcext:value-type="float">
            <text:p>1098551.34</text:p>
          </table:table-cell>
          <table:table-cell office:value-type="float" office:value="2011590.33" calcext:value-type="float">
            <text:p>2011590.33</text:p>
          </table:table-cell>
          <table:table-cell office:value-type="float" office:value="3883652.88" calcext:value-type="float">
            <text:p>3883652.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fixedkey + Cluster (6)</text:p>
          </table:table-cell>
          <table:table-cell office:value-type="float" office:value="155857.69" calcext:value-type="float">
            <text:p>155857.69</text:p>
          </table:table-cell>
          <table:table-cell office:value-type="float" office:value="290988.51" calcext:value-type="float">
            <text:p>290988.51</text:p>
          </table:table-cell>
          <table:table-cell office:value-type="float" office:value="454416.89" calcext:value-type="float">
            <text:p>454416.89</text:p>
          </table:table-cell>
          <table:table-cell office:value-type="float" office:value="749725.36" calcext:value-type="float">
            <text:p>749725.36</text:p>
          </table:table-cell>
          <table:table-cell office:value-type="float" office:value="1418453.38" calcext:value-type="float">
            <text:p>1418453.38</text:p>
          </table:table-cell>
          <table:table-cell office:value-type="float" office:value="2609316.94" calcext:value-type="float">
            <text:p>2609316.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fixedkey + Global</text:p>
          </table:table-cell>
          <table:table-cell office:value-type="float" office:value="707575.31" calcext:value-type="float">
            <text:p>707575.31</text:p>
          </table:table-cell>
          <table:table-cell office:value-type="float" office:value="1328942.3" calcext:value-type="float">
            <text:p>1328942.3</text:p>
          </table:table-cell>
          <table:table-cell office:value-type="float" office:value="2350351.05" calcext:value-type="float">
            <text:p>2350351.05</text:p>
          </table:table-cell>
          <table:table-cell office:value-type="float" office:value="4223590.24" calcext:value-type="float">
            <text:p>4223590.24</text:p>
          </table:table-cell>
          <table:table-cell office:value-type="float" office:value="8744345.19" calcext:value-type="float">
            <text:p>8744345.19</text:p>
          </table:table-cell>
          <table:table-cell office:value-type="float" office:value="22661807.49" calcext:value-type="float">
            <text:p>22661807.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key + Perkeyword</text:p>
          </table:table-cell>
          <table:table-cell office:value-type="float" office:value="7752.14" calcext:value-type="float">
            <text:p>7752.14</text:p>
          </table:table-cell>
          <table:table-cell office:value-type="float" office:value="7774.22" calcext:value-type="float">
            <text:p>7774.22</text:p>
          </table:table-cell>
          <table:table-cell office:value-type="float" office:value="9107.66" calcext:value-type="float">
            <text:p>9107.66</text:p>
          </table:table-cell>
          <table:table-cell office:value-type="float" office:value="10695.02" calcext:value-type="float">
            <text:p>10695.02</text:p>
          </table:table-cell>
          <table:table-cell office:value-type="float" office:value="12556.37" calcext:value-type="float">
            <text:p>12556.37</text:p>
          </table:table-cell>
          <table:table-cell office:value-type="float" office:value="14417.62" calcext:value-type="float">
            <text:p>14417.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edkey + Cluster (2)</text:p>
          </table:table-cell>
          <table:table-cell office:value-type="float" office:value="345910.07" calcext:value-type="float">
            <text:p>345910.07</text:p>
          </table:table-cell>
          <table:table-cell office:value-type="float" office:value="651301.14" calcext:value-type="float">
            <text:p>651301.14</text:p>
          </table:table-cell>
          <table:table-cell office:value-type="float" office:value="1202757.32" calcext:value-type="float">
            <text:p>1202757.32</text:p>
          </table:table-cell>
          <table:table-cell office:value-type="float" office:value="1997360.34" calcext:value-type="float">
            <text:p>1997360.34</text:p>
          </table:table-cell>
          <table:table-cell office:value-type="float" office:value="3705752.73" calcext:value-type="float">
            <text:p>3705752.73</text:p>
          </table:table-cell>
          <table:table-cell office:value-type="float" office:value="8357818.08" calcext:value-type="float">
            <text:p>8357818.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key + Cluster (4)</text:p>
          </table:table-cell>
          <table:table-cell office:value-type="float" office:value="202898.76" calcext:value-type="float">
            <text:p>202898.76</text:p>
          </table:table-cell>
          <table:table-cell office:value-type="float" office:value="345971.39" calcext:value-type="float">
            <text:p>345971.39</text:p>
          </table:table-cell>
          <table:table-cell office:value-type="float" office:value="615068.7" calcext:value-type="float">
            <text:p>615068.7</text:p>
          </table:table-cell>
          <table:table-cell office:value-type="float" office:value="1070390.1" calcext:value-type="float">
            <text:p>1070390.1</text:p>
          </table:table-cell>
          <table:table-cell office:value-type="float" office:value="1957990.86" calcext:value-type="float">
            <text:p>1957990.86</text:p>
          </table:table-cell>
          <table:table-cell office:value-type="float" office:value="3651093.79" calcext:value-type="float">
            <text:p>3651093.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key + Cluster (6)</text:p>
          </table:table-cell>
          <table:table-cell office:value-type="float" office:value="137904.7" calcext:value-type="float">
            <text:p>137904.7</text:p>
          </table:table-cell>
          <table:table-cell office:value-type="float" office:value="229284.09" calcext:value-type="float">
            <text:p>229284.09</text:p>
          </table:table-cell>
          <table:table-cell office:value-type="float" office:value="430586.25" calcext:value-type="float">
            <text:p>430586.25</text:p>
          </table:table-cell>
          <table:table-cell office:value-type="float" office:value="682615.13" calcext:value-type="float">
            <text:p>682615.13</text:p>
          </table:table-cell>
          <table:table-cell office:value-type="float" office:value="1298360.96" calcext:value-type="float">
            <text:p>1298360.96</text:p>
          </table:table-cell>
          <table:table-cell office:value-type="float" office:value="2417160.88" calcext:value-type="float">
            <text:p>2417160.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key + Global</text:p>
          </table:table-cell>
          <table:table-cell office:value-type="float" office:value="672630.91" calcext:value-type="float">
            <text:p>672630.91</text:p>
          </table:table-cell>
          <table:table-cell office:value-type="float" office:value="1281732.51" calcext:value-type="float">
            <text:p>1281732.51</text:p>
          </table:table-cell>
          <table:table-cell office:value-type="float" office:value="2159423.94" calcext:value-type="float">
            <text:p>2159423.94</text:p>
          </table:table-cell>
          <table:table-cell office:value-type="float" office:value="3830969.19" calcext:value-type="float">
            <text:p>3830969.19</text:p>
          </table:table-cell>
          <table:table-cell office:value-type="float" office:value="8677987.91" calcext:value-type="float">
            <text:p>8677987.91</text:p>
          </table:table-cell>
          <table:table-cell office:value-type="float" office:value="21311386.06" calcext:value-type="float">
            <text:p>21311386.0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nf</text:p>
          </table:table-cell>
          <table:table-cell office:value-type="string" calcext:value-type="string">
            <text:p><text:s/># of clusters</text:p>
          </table:table-cell>
          <table:table-cell/>
          <table:table-cell office:value-type="string" calcext:value-type="string">
            <text:p><text:s/>1k (not found)</text:p>
          </table:table-cell>
          <table:table-cell office:value-type="string" calcext:value-type="string">
            <text:p><text:s/>2k (not found)</text:p>
          </table:table-cell>
          <table:table-cell office:value-type="string" calcext:value-type="string">
            <text:p><text:s/>4k (not found)</text:p>
          </table:table-cell>
          <table:table-cell office:value-type="string" calcext:value-type="string">
            <text:p><text:s/>8k (not found)</text:p>
          </table:table-cell>
          <table:table-cell office:value-type="string" calcext:value-type="string">
            <text:p><text:s/>16k (not found)</text:p>
          </table:table-cell>
          <table:table-cell office:value-type="string" calcext:value-type="string">
            <text:p><text:s/>32k (not found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nfixedkey + Perkeyword</text:p>
          </table:table-cell>
          <table:table-cell office:value-type="float" office:value="1452.75" calcext:value-type="float">
            <text:p>1452.75</text:p>
          </table:table-cell>
          <table:table-cell office:value-type="float" office:value="1879.9" calcext:value-type="float">
            <text:p>1879.9</text:p>
          </table:table-cell>
          <table:table-cell office:value-type="float" office:value="2153.48" calcext:value-type="float">
            <text:p>2153.48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2939.39" calcext:value-type="float">
            <text:p>2939.39</text:p>
          </table:table-cell>
          <table:table-cell office:value-type="float" office:value="3366.64" calcext:value-type="float">
            <text:p>3366.6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nfixedkey + Cluster (2)</text:p>
          </table:table-cell>
          <table:table-cell office:value-type="float" office:value="295428.86" calcext:value-type="float">
            <text:p>295428.86</text:p>
          </table:table-cell>
          <table:table-cell office:value-type="float" office:value="547136.15" calcext:value-type="float">
            <text:p>547136.15</text:p>
          </table:table-cell>
          <table:table-cell office:value-type="float" office:value="971531.63" calcext:value-type="float">
            <text:p>971531.63</text:p>
          </table:table-cell>
          <table:table-cell office:value-type="float" office:value="1720822.94" calcext:value-type="float">
            <text:p>1720822.94</text:p>
          </table:table-cell>
          <table:table-cell office:value-type="float" office:value="3621560.24" calcext:value-type="float">
            <text:p>3621560.24</text:p>
          </table:table-cell>
          <table:table-cell office:value-type="float" office:value="7944651.28" calcext:value-type="float">
            <text:p>7944651.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fixedkey + Cluster (4)</text:p>
          </table:table-cell>
          <table:table-cell office:value-type="float" office:value="152565.14" calcext:value-type="float">
            <text:p>152565.14</text:p>
          </table:table-cell>
          <table:table-cell office:value-type="float" office:value="289491.27" calcext:value-type="float">
            <text:p>289491.27</text:p>
          </table:table-cell>
          <table:table-cell office:value-type="float" office:value="537732.71" calcext:value-type="float">
            <text:p>537732.71</text:p>
          </table:table-cell>
          <table:table-cell office:value-type="float" office:value="862339.76" calcext:value-type="float">
            <text:p>862339.76</text:p>
          </table:table-cell>
          <table:table-cell office:value-type="float" office:value="1696136.73" calcext:value-type="float">
            <text:p>1696136.73</text:p>
          </table:table-cell>
          <table:table-cell office:value-type="float" office:value="3604457.86" calcext:value-type="float">
            <text:p>3604457.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fixedkey + Cluster (6)</text:p>
          </table:table-cell>
          <table:table-cell office:value-type="float" office:value="106545.49" calcext:value-type="float">
            <text:p>106545.49</text:p>
          </table:table-cell>
          <table:table-cell office:value-type="float" office:value="185975.91" calcext:value-type="float">
            <text:p>185975.91</text:p>
          </table:table-cell>
          <table:table-cell office:value-type="float" office:value="360756.53" calcext:value-type="float">
            <text:p>360756.53</text:p>
          </table:table-cell>
          <table:table-cell office:value-type="float" office:value="618670.79" calcext:value-type="float">
            <text:p>618670.79</text:p>
          </table:table-cell>
          <table:table-cell office:value-type="float" office:value="1121650.35" calcext:value-type="float">
            <text:p>1121650.35</text:p>
          </table:table-cell>
          <table:table-cell office:value-type="float" office:value="2326046.8" calcext:value-type="float">
            <text:p>2326046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fixedkey + Global</text:p>
          </table:table-cell>
          <table:table-cell office:value-type="float" office:value="585353.69" calcext:value-type="float">
            <text:p>585353.69</text:p>
          </table:table-cell>
          <table:table-cell office:value-type="float" office:value="1019234.81" calcext:value-type="float">
            <text:p>1019234.81</text:p>
          </table:table-cell>
          <table:table-cell office:value-type="float" office:value="2004343.05" calcext:value-type="float">
            <text:p>2004343.05</text:p>
          </table:table-cell>
          <table:table-cell office:value-type="float" office:value="4149401.11" calcext:value-type="float">
            <text:p>4149401.11</text:p>
          </table:table-cell>
          <table:table-cell office:value-type="float" office:value="8309627.28" calcext:value-type="float">
            <text:p>8309627.28</text:p>
          </table:table-cell>
          <table:table-cell office:value-type="float" office:value="21793559.7" calcext:value-type="float">
            <text:p>21793559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key + Perkeyword</text:p>
          </table:table-cell>
          <table:table-cell office:value-type="float" office:value="1386.98" calcext:value-type="float">
            <text:p>1386.98</text:p>
          </table:table-cell>
          <table:table-cell office:value-type="float" office:value="1752.26" calcext:value-type="float">
            <text:p>1752.26</text:p>
          </table:table-cell>
          <table:table-cell office:value-type="float" office:value="2013.89" calcext:value-type="float">
            <text:p>2013.89</text:p>
          </table:table-cell>
          <table:table-cell office:value-type="float" office:value="2224.3" calcext:value-type="float">
            <text:p>2224.3</text:p>
          </table:table-cell>
          <table:table-cell office:value-type="float" office:value="2667.03" calcext:value-type="float">
            <text:p>2667.03</text:p>
          </table:table-cell>
          <table:table-cell office:value-type="float" office:value="3320.16" calcext:value-type="float">
            <text:p>3320.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edkey + Cluster (2)</text:p>
          </table:table-cell>
          <table:table-cell office:value-type="float" office:value="272171.34" calcext:value-type="float">
            <text:p>272171.34</text:p>
          </table:table-cell>
          <table:table-cell office:value-type="float" office:value="516779.17" calcext:value-type="float">
            <text:p>516779.17</text:p>
          </table:table-cell>
          <table:table-cell office:value-type="float" office:value="961798.74" calcext:value-type="float">
            <text:p>961798.74</text:p>
          </table:table-cell>
          <table:table-cell office:value-type="float" office:value="1650275.05" calcext:value-type="float">
            <text:p>1650275.05</text:p>
          </table:table-cell>
          <table:table-cell office:value-type="float" office:value="3360106.53" calcext:value-type="float">
            <text:p>3360106.53</text:p>
          </table:table-cell>
          <table:table-cell office:value-type="float" office:value="7381267.6" calcext:value-type="float">
            <text:p>7381267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key + Cluster (4)</text:p>
          </table:table-cell>
          <table:table-cell office:value-type="float" office:value="135057.87" calcext:value-type="float">
            <text:p>135057.87</text:p>
          </table:table-cell>
          <table:table-cell office:value-type="float" office:value="251428.63" calcext:value-type="float">
            <text:p>251428.63</text:p>
          </table:table-cell>
          <table:table-cell office:value-type="float" office:value="497700.12" calcext:value-type="float">
            <text:p>497700.12</text:p>
          </table:table-cell>
          <table:table-cell office:value-type="float" office:value="784328.16" calcext:value-type="float">
            <text:p>784328.16</text:p>
          </table:table-cell>
          <table:table-cell office:value-type="float" office:value="1637604.13" calcext:value-type="float">
            <text:p>1637604.13</text:p>
          </table:table-cell>
          <table:table-cell office:value-type="float" office:value="3296644.32" calcext:value-type="float">
            <text:p>3296644.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key + Cluster (6)</text:p>
          </table:table-cell>
          <table:table-cell office:value-type="float" office:value="92126.74" calcext:value-type="float">
            <text:p>92126.74</text:p>
          </table:table-cell>
          <table:table-cell office:value-type="float" office:value="159122.62" calcext:value-type="float">
            <text:p>159122.62</text:p>
          </table:table-cell>
          <table:table-cell office:value-type="float" office:value="328819.95" calcext:value-type="float">
            <text:p>328819.95</text:p>
          </table:table-cell>
          <table:table-cell office:value-type="float" office:value="545580.64" calcext:value-type="float">
            <text:p>545580.64</text:p>
          </table:table-cell>
          <table:table-cell office:value-type="float" office:value="1108668.69" calcext:value-type="float">
            <text:p>1108668.69</text:p>
          </table:table-cell>
          <table:table-cell office:value-type="float" office:value="2069500.06" calcext:value-type="float">
            <text:p>2069500.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key + Global</text:p>
          </table:table-cell>
          <table:table-cell office:value-type="float" office:value="542222.7" calcext:value-type="float">
            <text:p>542222.7</text:p>
          </table:table-cell>
          <table:table-cell office:value-type="float" office:value="945947.35" calcext:value-type="float">
            <text:p>945947.35</text:p>
          </table:table-cell>
          <table:table-cell office:value-type="float" office:value="1917182.58" calcext:value-type="float">
            <text:p>1917182.58</text:p>
          </table:table-cell>
          <table:table-cell office:value-type="float" office:value="3516015.33" calcext:value-type="float">
            <text:p>3516015.33</text:p>
          </table:table-cell>
          <table:table-cell office:value-type="float" office:value="7884914.01" calcext:value-type="float">
            <text:p>7884914.01</text:p>
          </table:table-cell>
          <table:table-cell office:value-type="float" office:value="20399294" calcext:value-type="float">
            <text:p>203992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ans CJK JP'" style:font-family-generic="roman" style:font-pitch="variable" fo:font-size="12pt" fo:language="en" fo:country="US" style:letter-kerning="true" style:font-name-asian="Noto Sans CJK JP1" style:font-size-asian="12pt" style:language-asian="ko" style:country-asian="KR" style:font-name-complex="Noto Sans CJK JP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JP" fo:font-family="'Noto Sans CJK JP'" style:font-family-generic="swiss" style:font-pitch="variable" style:font-name-asian="Noto Sans CJK JP1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10T23:46:49.275795486</dc:date>
    <meta:editing-duration>PT22H40M34S</meta:editing-duration>
    <meta:editing-cycles>2</meta:editing-cycles>
    <meta:generator>LibreOffice/6.0.7.3$Linux_X86_64 LibreOffice_project/00m0$Build-3</meta:generator>
    <meta:document-statistic meta:table-count="3" meta:cell-count="73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3.148cm" svg:y="7.903cm" style:legend-expansion="wide" chart:style-name="ch2"/>
        <chart:plot-area chart:style-name="ch3" table:cell-range-address="'Token Detection Time'.M1:'Token Detection Time'.S5" chart:data-source-has-labels="both" svg:x="1.701cm" svg:y="0.18cm" svg:width="13.979cm" svg:height="6.378cm">
          <chartooo:coordinate-region svg:x="3.063cm" svg:y="0.379cm" svg:width="11.781cm" svg:height="5.532cm"/>
          <chart:axis chart:dimension="x" chart:name="primary-x" chart:style-name="ch4" chartooo:axis-type="auto">
            <chartooo:date-scale/>
            <chart:title svg:x="6.662cm" svg:y="6.738cm" chart:style-name="ch5">
              <text:p># of Rules in Data Structure</text:p>
            </chart:title>
            <chart:categories table:cell-range-address="'Token Detection Time'.N1:'Token Detection Time'.S1"/>
          </chart:axis>
          <chart:axis chart:dimension="y" chart:name="primary-y" chart:style-name="ch6">
            <chart:title svg:x="0.451cm" svg:y="7.497cm" chart:style-name="ch7">
              <text:p>Elapsed Time for Token Detection (Token Matched)
(in nanoseconds)</text:p>
            </chart:title>
            <chart:grid chart:style-name="ch8" chart:class="major"/>
          </chart:axis>
          <chart:series chart:style-name="ch9" chart:values-cell-range-address="'Token Detection Time'.N2:'Token Detection Time'.S2" chart:label-cell-address="'Token Detection Time'.M2:'Token Detection Time'.M2" chart:class="chart:line">
            <chart:data-point chart:repeated="6"/>
          </chart:series>
          <chart:series chart:style-name="ch10" chart:values-cell-range-address="'Token Detection Time'.N3:'Token Detection Time'.S3" chart:label-cell-address="'Token Detection Time'.M3:'Token Detection Time'.M3" chart:class="chart:line">
            <chart:data-point chart:repeated="6"/>
          </chart:series>
          <chart:series chart:style-name="ch11" chart:values-cell-range-address="'Token Detection Time'.N4:'Token Detection Time'.S4" chart:label-cell-address="'Token Detection Time'.M4:'Token Detection Time'.M4" chart:class="chart:line">
            <chart:data-point chart:repeated="6"/>
          </chart:series>
          <chart:series chart:style-name="ch12" chart:values-cell-range-address="'Token Detection Time'.N5:'Token Detection Time'.S5" chart:label-cell-address="'Token Detection Time'.M5:'Token Detection Time'.M5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k</text:p>
                <draw:g>
                  <svg:desc>'Token Detection Time'.N1:'Token Detection Time'.S1</svg:desc>
                </draw:g>
              </table:table-cell>
              <table:table-cell office:value-type="string">
                <text:p>2k</text:p>
              </table:table-cell>
              <table:table-cell office:value-type="string">
                <text:p>4k</text:p>
              </table:table-cell>
              <table:table-cell office:value-type="string">
                <text:p>8k</text:p>
              </table:table-cell>
              <table:table-cell office:value-type="string">
                <text:p>16k</text:p>
              </table:table-cell>
              <table:table-cell office:value-type="string">
                <text:p>32k</text:p>
              </table:table-cell>
            </table:table-row>
          </table:table-header-rows>
          <table:table-rows>
            <table:table-row>
              <table:table-cell office:value-type="string">
                <text:p>Nonfixedkey + Perkeyword</text:p>
                <draw:g>
                  <svg:desc>'Token Detection Time'.M2:'Token Detection Time'.M2</svg:desc>
                </draw:g>
              </table:table-cell>
              <table:table-cell office:value-type="float" office:value="8482.25">
                <text:p>8482.25</text:p>
                <draw:g>
                  <svg:desc>'Token Detection Time'.N2:'Token Detection Time'.S2</svg:desc>
                </draw:g>
              </table:table-cell>
              <table:table-cell office:value-type="float" office:value="10039.57">
                <text:p>10039.57</text:p>
              </table:table-cell>
              <table:table-cell office:value-type="float" office:value="11300.66">
                <text:p>11300.66</text:p>
              </table:table-cell>
              <table:table-cell office:value-type="float" office:value="11470.88">
                <text:p>11470.88</text:p>
              </table:table-cell>
              <table:table-cell office:value-type="float" office:value="14846.84">
                <text:p>14846.84</text:p>
              </table:table-cell>
              <table:table-cell office:value-type="float" office:value="19083.1">
                <text:p>19083.1</text:p>
              </table:table-cell>
            </table:table-row>
            <table:table-row>
              <table:table-cell office:value-type="string">
                <text:p>Nonfixedkey + Global</text:p>
                <draw:g>
                  <svg:desc>'Token Detection Time'.M3:'Token Detection Time'.M3</svg:desc>
                </draw:g>
              </table:table-cell>
              <table:table-cell office:value-type="float" office:value="707575.31">
                <text:p>707575.31</text:p>
                <draw:g>
                  <svg:desc>'Token Detection Time'.N3:'Token Detection Time'.S3</svg:desc>
                </draw:g>
              </table:table-cell>
              <table:table-cell office:value-type="float" office:value="1328942.3">
                <text:p>1328942.3</text:p>
              </table:table-cell>
              <table:table-cell office:value-type="float" office:value="2350351.05">
                <text:p>2350351.05</text:p>
              </table:table-cell>
              <table:table-cell office:value-type="float" office:value="4223590.24">
                <text:p>4223590.24</text:p>
              </table:table-cell>
              <table:table-cell office:value-type="float" office:value="8744345.19">
                <text:p>8744345.19</text:p>
              </table:table-cell>
              <table:table-cell office:value-type="float" office:value="22661807.49">
                <text:p>22661807.49</text:p>
              </table:table-cell>
            </table:table-row>
            <table:table-row>
              <table:table-cell office:value-type="string">
                <text:p>Fixedkey + Perkeyword</text:p>
                <draw:g>
                  <svg:desc>'Token Detection Time'.M4:'Token Detection Time'.M4</svg:desc>
                </draw:g>
              </table:table-cell>
              <table:table-cell office:value-type="float" office:value="7752.14">
                <text:p>7752.14</text:p>
                <draw:g>
                  <svg:desc>'Token Detection Time'.N4:'Token Detection Time'.S4</svg:desc>
                </draw:g>
              </table:table-cell>
              <table:table-cell office:value-type="float" office:value="7774.22">
                <text:p>7774.22</text:p>
              </table:table-cell>
              <table:table-cell office:value-type="float" office:value="9107.66">
                <text:p>9107.66</text:p>
              </table:table-cell>
              <table:table-cell office:value-type="float" office:value="10695.02">
                <text:p>10695.02</text:p>
              </table:table-cell>
              <table:table-cell office:value-type="float" office:value="12556.37">
                <text:p>12556.37</text:p>
              </table:table-cell>
              <table:table-cell office:value-type="float" office:value="14417.62">
                <text:p>14417.62</text:p>
              </table:table-cell>
            </table:table-row>
            <table:table-row>
              <table:table-cell office:value-type="string">
                <text:p>Fixedkey + Global</text:p>
                <draw:g>
                  <svg:desc>'Token Detection Time'.M5:'Token Detection Time'.M5</svg:desc>
                </draw:g>
              </table:table-cell>
              <table:table-cell office:value-type="float" office:value="672630.91">
                <text:p>672630.91</text:p>
                <draw:g>
                  <svg:desc>'Token Detection Time'.N5:'Token Detection Time'.S5</svg:desc>
                </draw:g>
              </table:table-cell>
              <table:table-cell office:value-type="float" office:value="1281732.51">
                <text:p>1281732.51</text:p>
              </table:table-cell>
              <table:table-cell office:value-type="float" office:value="2159423.94">
                <text:p>2159423.94</text:p>
              </table:table-cell>
              <table:table-cell office:value-type="float" office:value="3830969.19">
                <text:p>3830969.19</text:p>
              </table:table-cell>
              <table:table-cell office:value-type="float" office:value="8677987.91">
                <text:p>8677987.91</text:p>
              </table:table-cell>
              <table:table-cell office:value-type="float" office:value="21311386.06">
                <text:p>21311386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3.148cm" svg:y="7.903cm" style:legend-expansion="wide" chart:style-name="ch2"/>
        <chart:plot-area chart:style-name="ch3" table:cell-range-address="'Token Detection Time'.M13:'Token Detection Time'.S17" chart:data-source-has-labels="both" svg:x="1.701cm" svg:y="0.18cm" svg:width="13.979cm" svg:height="6.378cm">
          <chartooo:coordinate-region svg:x="3.063cm" svg:y="0.379cm" svg:width="11.781cm" svg:height="5.532cm"/>
          <chart:axis chart:dimension="x" chart:name="primary-x" chart:style-name="ch4" chartooo:axis-type="auto">
            <chartooo:date-scale/>
            <chart:title svg:x="6.662cm" svg:y="6.738cm" chart:style-name="ch5">
              <text:p># of Rules in Data Structure</text:p>
            </chart:title>
            <chart:categories table:cell-range-address="'Token Detection Time'.N13:'Token Detection Time'.S13"/>
          </chart:axis>
          <chart:axis chart:dimension="y" chart:name="primary-y" chart:style-name="ch6">
            <chart:title svg:x="0.451cm" svg:y="8cm" chart:style-name="ch7">
              <text:p>Elapsed Time for Token Detection (Token Unmatched) 
(in nanoseconds)</text:p>
            </chart:title>
            <chart:grid chart:style-name="ch8" chart:class="major"/>
          </chart:axis>
          <chart:series chart:style-name="ch9" chart:values-cell-range-address="'Token Detection Time'.N14:'Token Detection Time'.S14" chart:label-cell-address="'Token Detection Time'.M14:'Token Detection Time'.M14" chart:class="chart:line">
            <chart:data-point chart:repeated="6"/>
          </chart:series>
          <chart:series chart:style-name="ch10" chart:values-cell-range-address="'Token Detection Time'.N15:'Token Detection Time'.S15" chart:label-cell-address="'Token Detection Time'.M15:'Token Detection Time'.M15" chart:class="chart:line">
            <chart:data-point chart:repeated="6"/>
          </chart:series>
          <chart:series chart:style-name="ch11" chart:values-cell-range-address="'Token Detection Time'.N16:'Token Detection Time'.S16" chart:label-cell-address="'Token Detection Time'.M16:'Token Detection Time'.M16" chart:class="chart:line">
            <chart:data-point chart:repeated="6"/>
          </chart:series>
          <chart:series chart:style-name="ch12" chart:values-cell-range-address="'Token Detection Time'.N17:'Token Detection Time'.S17" chart:label-cell-address="'Token Detection Time'.M17:'Token Detection Time'.M1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k</text:p>
                <draw:g>
                  <svg:desc>'Token Detection Time'.N13:'Token Detection Time'.S13</svg:desc>
                </draw:g>
              </table:table-cell>
              <table:table-cell office:value-type="string">
                <text:p>2k</text:p>
              </table:table-cell>
              <table:table-cell office:value-type="string">
                <text:p>4k</text:p>
              </table:table-cell>
              <table:table-cell office:value-type="string">
                <text:p>8k</text:p>
              </table:table-cell>
              <table:table-cell office:value-type="string">
                <text:p>16k</text:p>
              </table:table-cell>
              <table:table-cell office:value-type="string">
                <text:p>32k</text:p>
              </table:table-cell>
            </table:table-row>
          </table:table-header-rows>
          <table:table-rows>
            <table:table-row>
              <table:table-cell office:value-type="string">
                <text:p>Nonfixedkey + Perkeyword</text:p>
                <draw:g>
                  <svg:desc>'Token Detection Time'.M14:'Token Detection Time'.M14</svg:desc>
                </draw:g>
              </table:table-cell>
              <table:table-cell office:value-type="float" office:value="1452.75">
                <text:p>1452.75</text:p>
                <draw:g>
                  <svg:desc>'Token Detection Time'.N14:'Token Detection Time'.S14</svg:desc>
                </draw:g>
              </table:table-cell>
              <table:table-cell office:value-type="float" office:value="1879.9">
                <text:p>1879.9</text:p>
              </table:table-cell>
              <table:table-cell office:value-type="float" office:value="2153.48">
                <text:p>2153.48</text:p>
              </table:table-cell>
              <table:table-cell office:value-type="float" office:value="2756.47">
                <text:p>2756.47</text:p>
              </table:table-cell>
              <table:table-cell office:value-type="float" office:value="2939.39">
                <text:p>2939.39</text:p>
              </table:table-cell>
              <table:table-cell office:value-type="float" office:value="3366.64">
                <text:p>3366.64</text:p>
              </table:table-cell>
            </table:table-row>
            <table:table-row>
              <table:table-cell office:value-type="string">
                <text:p>Nonfixedkey + Global</text:p>
                <draw:g>
                  <svg:desc>'Token Detection Time'.M15:'Token Detection Time'.M15</svg:desc>
                </draw:g>
              </table:table-cell>
              <table:table-cell office:value-type="float" office:value="585353.69">
                <text:p>585353.69</text:p>
                <draw:g>
                  <svg:desc>'Token Detection Time'.N15:'Token Detection Time'.S15</svg:desc>
                </draw:g>
              </table:table-cell>
              <table:table-cell office:value-type="float" office:value="1019234.81">
                <text:p>1019234.81</text:p>
              </table:table-cell>
              <table:table-cell office:value-type="float" office:value="2004343.05">
                <text:p>2004343.05</text:p>
              </table:table-cell>
              <table:table-cell office:value-type="float" office:value="4149401.11">
                <text:p>4149401.11</text:p>
              </table:table-cell>
              <table:table-cell office:value-type="float" office:value="8309627.28">
                <text:p>8309627.28</text:p>
              </table:table-cell>
              <table:table-cell office:value-type="float" office:value="21793559.7">
                <text:p>21793559.7</text:p>
              </table:table-cell>
            </table:table-row>
            <table:table-row>
              <table:table-cell office:value-type="string">
                <text:p>Fixedkey + Perkeyword</text:p>
                <draw:g>
                  <svg:desc>'Token Detection Time'.M16:'Token Detection Time'.M16</svg:desc>
                </draw:g>
              </table:table-cell>
              <table:table-cell office:value-type="float" office:value="1386.98">
                <text:p>1386.98</text:p>
                <draw:g>
                  <svg:desc>'Token Detection Time'.N16:'Token Detection Time'.S16</svg:desc>
                </draw:g>
              </table:table-cell>
              <table:table-cell office:value-type="float" office:value="1752.26">
                <text:p>1752.26</text:p>
              </table:table-cell>
              <table:table-cell office:value-type="float" office:value="2013.89">
                <text:p>2013.89</text:p>
              </table:table-cell>
              <table:table-cell office:value-type="float" office:value="2224.3">
                <text:p>2224.3</text:p>
              </table:table-cell>
              <table:table-cell office:value-type="float" office:value="2667.03">
                <text:p>2667.03</text:p>
              </table:table-cell>
              <table:table-cell office:value-type="float" office:value="3320.16">
                <text:p>3320.16</text:p>
              </table:table-cell>
            </table:table-row>
            <table:table-row>
              <table:table-cell office:value-type="string">
                <text:p>Fixedkey + Global</text:p>
                <draw:g>
                  <svg:desc>'Token Detection Time'.M17:'Token Detection Time'.M17</svg:desc>
                </draw:g>
              </table:table-cell>
              <table:table-cell office:value-type="float" office:value="542222.7">
                <text:p>542222.7</text:p>
                <draw:g>
                  <svg:desc>'Token Detection Time'.N17:'Token Detection Time'.S17</svg:desc>
                </draw:g>
              </table:table-cell>
              <table:table-cell office:value-type="float" office:value="945947.35">
                <text:p>945947.35</text:p>
              </table:table-cell>
              <table:table-cell office:value-type="float" office:value="1917182.58">
                <text:p>1917182.58</text:p>
              </table:table-cell>
              <table:table-cell office:value-type="float" office:value="3516015.33">
                <text:p>3516015.33</text:p>
              </table:table-cell>
              <table:table-cell office:value-type="float" office:value="7884914.01">
                <text:p>7884914.01</text:p>
              </table:table-cell>
              <table:table-cell office:value-type="float" office:value="20399294">
                <text:p>203992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0.425cm" svg:y="7.405cm" style:legend-expansion="wide" chart:style-name="ch2"/>
        <chart:plot-area chart:style-name="ch3" table:cell-range-address="Cluster.K1:Cluster.Q9" chart:data-source-has-labels="both" svg:x="1.701cm" svg:y="0.18cm" svg:width="13.979cm" svg:height="5.88cm">
          <chartooo:coordinate-region svg:x="3.434cm" svg:y="0.379cm" svg:width="11.966cm" svg:height="5.034cm"/>
          <chart:axis chart:dimension="x" chart:name="primary-x" chart:style-name="ch4" chartooo:axis-type="auto">
            <chartooo:date-scale/>
            <chart:title svg:x="6.662cm" svg:y="6.24cm" chart:style-name="ch5">
              <text:p># of Rules in Data Structure</text:p>
            </chart:title>
            <chart:categories table:cell-range-address="Cluster.L1:Cluster.Q1"/>
          </chart:axis>
          <chart:axis chart:dimension="y" chart:name="primary-y" chart:style-name="ch4">
            <chart:title svg:x="0.451cm" svg:y="5.651cm" chart:style-name="ch6">
              <text:p>Elapsed Time for Token Detection 
(in nanoseconds)</text:p>
            </chart:title>
            <chart:grid chart:style-name="ch7" chart:class="major"/>
          </chart:axis>
          <chart:series chart:style-name="ch8" chart:values-cell-range-address="Cluster.L2:Cluster.Q2" chart:label-cell-address="Cluster.K2:Cluster.K2" chart:class="chart:line">
            <chart:data-point chart:repeated="6"/>
          </chart:series>
          <chart:series chart:style-name="ch9" chart:values-cell-range-address="Cluster.L3:Cluster.Q3" chart:label-cell-address="Cluster.K3:Cluster.K3" chart:class="chart:line">
            <chart:data-point chart:repeated="6"/>
          </chart:series>
          <chart:series chart:style-name="ch10" chart:values-cell-range-address="Cluster.L4:Cluster.Q4" chart:label-cell-address="Cluster.K4:Cluster.K4" chart:class="chart:line">
            <chart:data-point chart:repeated="6"/>
          </chart:series>
          <chart:series chart:style-name="ch11" chart:values-cell-range-address="Cluster.L5:Cluster.Q5" chart:label-cell-address="Cluster.K5:Cluster.K5" chart:class="chart:line">
            <chart:data-point chart:repeated="6"/>
          </chart:series>
          <chart:series chart:style-name="ch12" chart:values-cell-range-address="Cluster.L6:Cluster.Q6" chart:label-cell-address="Cluster.K6:Cluster.K6" chart:class="chart:line">
            <chart:data-point chart:repeated="6"/>
          </chart:series>
          <chart:series chart:style-name="ch13" chart:values-cell-range-address="Cluster.L7:Cluster.Q7" chart:label-cell-address="Cluster.K7:Cluster.K7" chart:class="chart:line">
            <chart:data-point chart:repeated="6"/>
          </chart:series>
          <chart:series chart:style-name="ch14" chart:values-cell-range-address="Cluster.L8:Cluster.Q8" chart:label-cell-address="Cluster.K8:Cluster.K8" chart:class="chart:line">
            <chart:data-point chart:repeated="6"/>
          </chart:series>
          <chart:series chart:style-name="ch15" chart:values-cell-range-address="Cluster.L9:Cluster.Q9" chart:label-cell-address="Cluster.K9:Cluster.K9" chart:class="chart:line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k</text:p>
                <draw:g>
                  <svg:desc>Cluster.L1:Cluster.Q1</svg:desc>
                </draw:g>
              </table:table-cell>
              <table:table-cell office:value-type="string">
                <text:p>2k</text:p>
              </table:table-cell>
              <table:table-cell office:value-type="string">
                <text:p>4k</text:p>
              </table:table-cell>
              <table:table-cell office:value-type="string">
                <text:p>8k</text:p>
              </table:table-cell>
              <table:table-cell office:value-type="string">
                <text:p>16k</text:p>
              </table:table-cell>
              <table:table-cell office:value-type="string">
                <text:p>32k</text:p>
              </table:table-cell>
            </table:table-row>
          </table:table-header-rows>
          <table:table-rows>
            <table:table-row>
              <table:table-cell office:value-type="string">
                <text:p>Nonfixedkey + Global</text:p>
                <draw:g>
                  <svg:desc>Cluster.K2:Cluster.K2</svg:desc>
                </draw:g>
              </table:table-cell>
              <table:table-cell office:value-type="float" office:value="707575.31">
                <text:p>707575.31</text:p>
                <draw:g>
                  <svg:desc>Cluster.L2:Cluster.Q2</svg:desc>
                </draw:g>
              </table:table-cell>
              <table:table-cell office:value-type="float" office:value="1328942.3">
                <text:p>1328942.3</text:p>
              </table:table-cell>
              <table:table-cell office:value-type="float" office:value="2350351.05">
                <text:p>2350351.05</text:p>
              </table:table-cell>
              <table:table-cell office:value-type="float" office:value="4223590.24">
                <text:p>4223590.24</text:p>
              </table:table-cell>
              <table:table-cell office:value-type="float" office:value="8744345.19">
                <text:p>8744345.19</text:p>
              </table:table-cell>
              <table:table-cell office:value-type="float" office:value="22661807.49">
                <text:p>22661807.49</text:p>
              </table:table-cell>
            </table:table-row>
            <table:table-row>
              <table:table-cell office:value-type="string">
                <text:p>Nonfixedkey + Cluster (2)</text:p>
                <draw:g>
                  <svg:desc>Cluster.K3:Cluster.K3</svg:desc>
                </draw:g>
              </table:table-cell>
              <table:table-cell office:value-type="float" office:value="368281.24">
                <text:p>368281.24</text:p>
                <draw:g>
                  <svg:desc>Cluster.L3:Cluster.Q3</svg:desc>
                </draw:g>
              </table:table-cell>
              <table:table-cell office:value-type="float" office:value="720604.96">
                <text:p>720604.96</text:p>
              </table:table-cell>
              <table:table-cell office:value-type="float" office:value="1275084.5">
                <text:p>1275084.5</text:p>
              </table:table-cell>
              <table:table-cell office:value-type="float" office:value="2085047.22">
                <text:p>2085047.22</text:p>
              </table:table-cell>
              <table:table-cell office:value-type="float" office:value="3852747.16">
                <text:p>3852747.16</text:p>
              </table:table-cell>
              <table:table-cell office:value-type="float" office:value="8587058.23">
                <text:p>8587058.23</text:p>
              </table:table-cell>
            </table:table-row>
            <table:table-row>
              <table:table-cell office:value-type="string">
                <text:p>Nonfixedkey + Cluster (4)</text:p>
                <draw:g>
                  <svg:desc>Cluster.K4:Cluster.K4</svg:desc>
                </draw:g>
              </table:table-cell>
              <table:table-cell office:value-type="float" office:value="217798.97">
                <text:p>217798.97</text:p>
                <draw:g>
                  <svg:desc>Cluster.L4:Cluster.Q4</svg:desc>
                </draw:g>
              </table:table-cell>
              <table:table-cell office:value-type="float" office:value="379265.32">
                <text:p>379265.32</text:p>
              </table:table-cell>
              <table:table-cell office:value-type="float" office:value="670234.29">
                <text:p>670234.29</text:p>
              </table:table-cell>
              <table:table-cell office:value-type="float" office:value="1098551.34">
                <text:p>1098551.34</text:p>
              </table:table-cell>
              <table:table-cell office:value-type="float" office:value="2011590.33">
                <text:p>2011590.33</text:p>
              </table:table-cell>
              <table:table-cell office:value-type="float" office:value="3883652.88">
                <text:p>3883652.88</text:p>
              </table:table-cell>
            </table:table-row>
            <table:table-row>
              <table:table-cell office:value-type="string">
                <text:p>Nonfixedkey + Cluster (6)</text:p>
                <draw:g>
                  <svg:desc>Cluster.K5:Cluster.K5</svg:desc>
                </draw:g>
              </table:table-cell>
              <table:table-cell office:value-type="float" office:value="155857.69">
                <text:p>155857.69</text:p>
                <draw:g>
                  <svg:desc>Cluster.L5:Cluster.Q5</svg:desc>
                </draw:g>
              </table:table-cell>
              <table:table-cell office:value-type="float" office:value="290988.51">
                <text:p>290988.51</text:p>
              </table:table-cell>
              <table:table-cell office:value-type="float" office:value="454416.89">
                <text:p>454416.89</text:p>
              </table:table-cell>
              <table:table-cell office:value-type="float" office:value="749725.36">
                <text:p>749725.36</text:p>
              </table:table-cell>
              <table:table-cell office:value-type="float" office:value="1418453.38">
                <text:p>1418453.38</text:p>
              </table:table-cell>
              <table:table-cell office:value-type="float" office:value="2609316.94">
                <text:p>2609316.94</text:p>
              </table:table-cell>
            </table:table-row>
            <table:table-row>
              <table:table-cell office:value-type="string">
                <text:p>Fixedkey + Global</text:p>
                <draw:g>
                  <svg:desc>Cluster.K6:Cluster.K6</svg:desc>
                </draw:g>
              </table:table-cell>
              <table:table-cell office:value-type="float" office:value="672630.91">
                <text:p>672630.91</text:p>
                <draw:g>
                  <svg:desc>Cluster.L6:Cluster.Q6</svg:desc>
                </draw:g>
              </table:table-cell>
              <table:table-cell office:value-type="float" office:value="1281732.51">
                <text:p>1281732.51</text:p>
              </table:table-cell>
              <table:table-cell office:value-type="float" office:value="2159423.94">
                <text:p>2159423.94</text:p>
              </table:table-cell>
              <table:table-cell office:value-type="float" office:value="3830969.19">
                <text:p>3830969.19</text:p>
              </table:table-cell>
              <table:table-cell office:value-type="float" office:value="8677987.91">
                <text:p>8677987.91</text:p>
              </table:table-cell>
              <table:table-cell office:value-type="float" office:value="21311386.06">
                <text:p>21311386.06</text:p>
              </table:table-cell>
            </table:table-row>
            <table:table-row>
              <table:table-cell office:value-type="string">
                <text:p>Fixedkey + Cluster (2)</text:p>
                <draw:g>
                  <svg:desc>Cluster.K7:Cluster.K7</svg:desc>
                </draw:g>
              </table:table-cell>
              <table:table-cell office:value-type="float" office:value="345910.07">
                <text:p>345910.07</text:p>
                <draw:g>
                  <svg:desc>Cluster.L7:Cluster.Q7</svg:desc>
                </draw:g>
              </table:table-cell>
              <table:table-cell office:value-type="float" office:value="651301.14">
                <text:p>651301.14</text:p>
              </table:table-cell>
              <table:table-cell office:value-type="float" office:value="1202757.32">
                <text:p>1202757.32</text:p>
              </table:table-cell>
              <table:table-cell office:value-type="float" office:value="1997360.34">
                <text:p>1997360.34</text:p>
              </table:table-cell>
              <table:table-cell office:value-type="float" office:value="3705752.73">
                <text:p>3705752.73</text:p>
              </table:table-cell>
              <table:table-cell office:value-type="float" office:value="8357818.08">
                <text:p>8357818.08</text:p>
              </table:table-cell>
            </table:table-row>
            <table:table-row>
              <table:table-cell office:value-type="string">
                <text:p>Fixedkey + Cluster (4)</text:p>
                <draw:g>
                  <svg:desc>Cluster.K8:Cluster.K8</svg:desc>
                </draw:g>
              </table:table-cell>
              <table:table-cell office:value-type="float" office:value="202898.76">
                <text:p>202898.76</text:p>
                <draw:g>
                  <svg:desc>Cluster.L8:Cluster.Q8</svg:desc>
                </draw:g>
              </table:table-cell>
              <table:table-cell office:value-type="float" office:value="345971.39">
                <text:p>345971.39</text:p>
              </table:table-cell>
              <table:table-cell office:value-type="float" office:value="615068.7">
                <text:p>615068.7</text:p>
              </table:table-cell>
              <table:table-cell office:value-type="float" office:value="1070390.1">
                <text:p>1070390.1</text:p>
              </table:table-cell>
              <table:table-cell office:value-type="float" office:value="1957990.86">
                <text:p>1957990.86</text:p>
              </table:table-cell>
              <table:table-cell office:value-type="float" office:value="3651093.79">
                <text:p>3651093.79</text:p>
              </table:table-cell>
            </table:table-row>
            <table:table-row>
              <table:table-cell office:value-type="string">
                <text:p>Fixedkey + Cluster (6)</text:p>
                <draw:g>
                  <svg:desc>Cluster.K9:Cluster.K9</svg:desc>
                </draw:g>
              </table:table-cell>
              <table:table-cell office:value-type="float" office:value="137904.7">
                <text:p>137904.7</text:p>
                <draw:g>
                  <svg:desc>Cluster.L9:Cluster.Q9</svg:desc>
                </draw:g>
              </table:table-cell>
              <table:table-cell office:value-type="float" office:value="229284.09">
                <text:p>229284.09</text:p>
              </table:table-cell>
              <table:table-cell office:value-type="float" office:value="430586.25">
                <text:p>430586.25</text:p>
              </table:table-cell>
              <table:table-cell office:value-type="float" office:value="682615.13">
                <text:p>682615.13</text:p>
              </table:table-cell>
              <table:table-cell office:value-type="float" office:value="1298360.96">
                <text:p>1298360.96</text:p>
              </table:table-cell>
              <table:table-cell office:value-type="float" office:value="2417160.88">
                <text:p>2417160.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